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4757in"/>
    </style:style>
    <style:style style:name="Table5.B" style:family="table-column">
      <style:table-column-properties style:column-width="3.4778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3" style:family="paragraph" style:parent-style-name="Text_20_body">
      <style:text-properties officeooo:rsid="0017e637"/>
    </style:style>
    <style:style style:name="P4" style:family="paragraph" style:parent-style-name="Standard">
      <style:text-properties officeooo:rsid="0017e637" officeooo:paragraph-rsid="0017e637"/>
    </style:style>
    <style:style style:name="P5" style:family="paragraph" style:parent-style-name="Standard">
      <style:text-properties fo:font-weight="bold" officeooo:rsid="0017e637" officeooo:paragraph-rsid="00ae124c" style:font-weight-asian="bold" style:font-weight-complex="bold"/>
    </style:style>
    <style:style style:name="P6"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7"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paragraph-rsid="00ae124c" style:font-weight-asian="bold" style:font-weight-complex="bold"/>
    </style:style>
    <style:style style:name="P8"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rsid="0017e637" officeooo:paragraph-rsid="00ae124c" style:font-weight-asian="bold" style:font-weight-complex="bold"/>
    </style:style>
    <style:style style:name="T1" style:family="text">
      <style:text-properties officeooo:rsid="00ac84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5" table:style-name="Table5">
        <table:table-column table:style-name="Table5.A"/>
        <table:table-column table:style-name="Table5.B"/>
        <table:table-row table:style-name="TableLine1441761557568">
          <table:table-cell table:style-name="Table5.A1" office:value-type="string">
            <text:p text:style-name="P7">ΚΕΦΑΛΑΙΟΝ ΕΝΝΕΑ</text:p>
            <text:p text:style-name="P8">Η ΠΕΡΙ ΜΕΣΑΣ ΝΥΚΤΑΣ ΜΟΝΟΜΑΧΙΑ</text:p>
          </table:table-cell>
          <table:table-cell table:style-name="Table5.A1" office:value-type="string">
            <text:p text:style-name="P5">CHAPTER NINE</text:p>
            <text:p text:style-name="P5">THE MIDNIGHT DUEL</text:p>
          </table:table-cell>
        </table:table-row>
        <table:table-row table:style-name="TableLine1441760115680">
          <table:table-cell table:style-name="Table5.A1" office:value-type="string">
            <text:p text:style-name="P2"/>
          </table:table-cell>
          <table:table-cell table:style-name="Table5.A1" office:value-type="string">
            <text:p text:style-name="P1"/>
          </table:table-cell>
        </table:table-row>
        <table:table-row table:style-name="TableLine1441760115680">
          <table:table-cell table:style-name="Table5.A1" office:value-type="string">
            <text:p text:style-name="P2"/>
          </table:table-cell>
          <table:table-cell table:style-name="Table5.A1" office:value-type="string">
            <text:p text:style-name="P1"/>
          </table:table-cell>
        </table:table-row>
        <table:table-row table:style-name="TableLine1441760115680">
          <table:table-cell table:style-name="Table5.A1" office:value-type="string">
            <text:p text:style-name="P2"/>
          </table:table-cell>
          <table:table-cell table:style-name="Table5.A1" office:value-type="string">
            <text:p text:style-name="P1"/>
          </table:table-cell>
        </table:table-row>
        <table:table-row table:style-name="TableLine1441760115680">
          <table:table-cell table:style-name="Table5.A1" office:value-type="string">
            <text:p text:style-name="P2"/>
          </table:table-cell>
          <table:table-cell table:style-name="Table5.A1" office:value-type="string">
            <text:p text:style-name="P1"/>
          </table:table-cell>
        </table:table-row>
        <table:table-row table:style-name="TableLine1441760115680">
          <table:table-cell table:style-name="Table5.A1" office:value-type="string">
            <text:p text:style-name="P2">ὁ δ’ ’Ἁρειος οὐκ ἤλπιζε γνωρίσαι ποτέ παῖδα οὐδένα ὃν μᾶλλον μισεῖῆ τὸν Δούδλιον, μέχρι οὗ τῷ γε Δράκοντι Μαλθάκῳ ἐνέτυχεν.</text:p>
            <text:p text:style-name="P2">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P2">ὕστερον δέ οἱ Γ ρυφίνδωροι κλαίοντες κατεῖδον ἀγγελίαν τινὰ ἐν τῷ ἑαυτῶν κοινείῳ φανεῖσαν.</text:p>
            <text:p text:style-name="P2">τὰ γὰρ περὶ τῆς πτητικῆς μαθήματα τὰ πρώτιστα τῇ Πεμπτῇ γενήσεσθαι, δέον αὐτοὺς τε καὶ τοὺς Σλυθηρίνους κοινῇ φοιτᾶν.</text:p>
            <text:p text:style-name="P2">ὁ δ’ ’Ἁρειος αἰνιττόμενος Ἀλλ’ ἕρμαιόν που, ἔφη, νομίζω τὸ ἐφορῶντος τοῦ Μαλθάκου ἐν σάρῳ εὐηθίζεσθαι.</text:p>
            <text:p text:style-name="P2">τοῦτο γὰρ ἦν οὗ μάλιστ’ ἐγλίχετο, τὸ τὴν πτητικὴν μανθάνειν.</text:p>
            <text:p text:style-name="P2">ὁ δέ Ῥοὼν εὖ ποιῶν Ἀλλ’ οὐκ ἀκριβῶς οἶσθ’ ὅτι εὐήθη σαυτὸν παρέξεις.</text:p>
            <text:p text:style-name="P2">πολλὰ μὲν γὰρ λαλεῖ ὁ Μάλθακος περὶ τῆς ι’καροσφαιρ- ικῆς ὥς ἐστι τεχνικὸς εἴ τις ἄλλος.</text:p>
            <text:p text:style-name="P2">ἀλλ’ ἔστι δὴ τοῦτο ψιλὴ λαλία.</text:p>
            <text:p text:style-name="P2">καὶ ὁ Μάλθακος πολλὰ δὴ ε”λεγε περὶ τῆς πτήσεως.</text:p>
            <text:p text:style-name="P2">βαρέως γὰρ ε”φερεν ἰδὼν τούς πρωτοπείρους οὐδέποτε πρὸς τὰς ἐπ’ ι’καροσφαιρ- ικῆς ἀγέλας αἱρεῖσθαι ἀγωνισομένους.</text:p>
            <text:p text:style-name="P2">καὶ μεγαλαυχούμενος πόλλ’ ἐμυθολόγει τὰ τοιαῦτα φράζων ὅπως μόλις πέφευγε Μυγάλους τινὰς ἐν ἑλικοπτέροις ἐπιδιώκοντας.</text:p>
            <text:p text:style-name="P2">καὶ οὐ μόνον οὗτος τοιαῦτ’ ἐτραγῴδει, ἀλλὰ καὶ ὁ Σάμιος, εἴ τις πίθοιτ’ αὐτῷ αὐχοῦντι, παῖς ὢν ἀεὶ περὶ τῆς χώρας ἐν σάρῳ ᾗττε.</text:p>
            <text:p text:style-name="P2">καὶ δὴ καὶ ὁ Ῥοών, εἴ τις βούλοιτο ἀκροᾶσθαι αὐτοῦ, πολλάκις διεξῄει ὅπως ἀνεμόπτερον <text:soft-page-break/>μονονουχὶ προσέκρουσέ ποτε ἐν τῷ σάρῳ τῷ τοῦ Καρόλου παλαιῷ αἰωρούμενος.</text:p>
            <text:p text:style-name="P2">οἱ γάρ τοι τῶν ἀρχαίων γενῶν μαγικῶν ἅπαντες ἀεὶ περὶ τῆς ι’καροσφαιρικῆς διελέγοντο.</text:p>
            <text:p text:style-name="P2">καὶ ὁ Ῥοὼν ἤδη πολὺ περὶ 1 1 8 ΑΡΕῙΟΣ ΠοΤΗΡ τῆς ποδοσφαιρικὴ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p>
            <text:p text:style-name="P2">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p>
            <text:p text:style-name="P2">ὁ δέ Νεφελώδης οὐπώποτ’ ἐν σάρῳ διέτριψε, τῆς τήθης οὐκ ἐπιτρεψάσης ποτ’ αὐτῷ οὐδ’ ἅπτεσθαι τοῦ τοιούτου.</text:p>
            <text:p text:style-name="P2">ὁ δ”Άρειος καθ’ ἑαυτὸν λογισάμενος ἐνόμισεν αὐτὴν εὖ φρονεῖν· τὸν γὰρ Νεφελώδη πολλάκις δὴ κακὰ πεπονθέναι καὶ πεδοστιβῆ.</text:p>
            <text:p text:style-name="P2">καὶ ἡ Ἑρμιόνη οὐχ ἧττον τοῦ Νεφελώδους ἐφοβεῖτο τὰ περὶ τῆς πτήσεως.</text:p>
            <text:p text:style-name="P2">ταῦτα γοῦν οὐκ ἧν ἐκ βιβλίου μαθεῖν, οὗ μὴν ἀλλ’ ἐντόνως ἐπεχείρησεν.</text:p>
            <text:p text:style-name="P2">ἀριστῶντας γὰρ τῇ Πεμπτῄ πάνυ ἀνιῶσα πάσας διεδίδου τὰς περὶ πτήσεως ὑποθέσεις ἃς ἐξηύρηκε βιβλίον χρη- σαμένη τι παρὰ τῆς δημοσίας βιβλιοθήκης.</text:p>
            <text:p text:style-name="P2">τούτῳ γὰρ τῷ βιβλίῳ ὅνομα ἦν ἡ ι’καροσφαιρικὴ ἐξ ε”τους εἷς ἔτος.</text:p>
            <text:p text:style-name="P2">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ε”σχεν αὐτὴν μεταξὺ λέγουσαν.</text:p>
            <text:p text:style-name="P2">ὁ δ’ “Ἀρειος οὐκ ἐλελήθει δήπου τὸν Μάλθακον οὐδεμίαν δεξ- άμενος ἐπιστολὴν μετὰ τὰ γράμματα τὰ τόθ’ ὑφ’ Ἁγριώδου πεμ- φθέντα.</text:p>
            <text:p text:style-name="P2">τούτῳ γὰρ ὁ ὦτος ἀεὶ νώγαλα σοφῶς χάρτῃ συγκαλυπτὰ οἴκοθεν εῖσεκόμιζεν, ἅπερ ἐκεῖνος γαυρούμενος ἐναντίον τῶν Σλυ- θηρίνων <text:soft-page-break/>ἐξεκάλυπτεν ἀριστώντων.</text:p>
            <text:p text:style-name="P2">καί στρίξ ἐκόμισε τῷ Νεφελώδει μικρόν τι ὑπὸ τῆς τήθης πεμ- φθέν.</text:p>
            <text:p text:style-name="P2">τοῦτο δὲ σπουδῇ ἐκκαλύψας ε”δειξεν αὐτοῖς σφαῖράν τινα ὑαλίνην καί καπνοῦ πλήρη λευκοῦ τοσαύτην ὅσην βώλῳ μεγάλῳ εἷκάζοιεν ἂν οἶ νῦν παῖδες, Ἀλλὰ παντομνημονευτικόν ἐστιν, ἔφη.</text:p>
            <text:p text:style-name="P2">ἡ γὰρ τήθη ξύνοιδε μοι πάνυ ἐπιλήσμονι ὄντι· τοῦτο δέ σημαίνει ὅ τι ποιητέον ε”σται σοι ἥν ποτε ἐπιλάθῃς του.</text:p>
            <text:p text:style-name="P2">ῖδού’ ἣν μέν σοι βεβαίως ἐχομένῳ ἐρυθρὸν γίγν- ηται, ἐπιλέλησαι τινός - ἀλλὰ μεταξὺ λέγων ταῦτα μάλιστ’ ἠπόρει, τοῦ παντομνημονευτικοῦ ἐκλάμποντος ἅμα ὥσπερ σάνδυκος.</text:p>
            <text:p text:style-name="P2">καί γὰρ αὐτὸς ἐπελάθετό τινος.</text:p>
            <text:p text:style-name="P2">ἐπειρᾶτο δέ μεμνῆσθαι ὅτου ἐπελάθετο καὶ ὁ Δράκων Μάλθακος τὴν τῶν Γρυφινδώρων τράπεζαν παριὼν ἀνήρπασε τὸ παντομνη- μονευτικὸν αὐτῷ ἐκ τῆς χειρός.</text:p>
            <text:p text:style-name="P2">καὶ ὁ μὲν “Ἀρειος καὶ ὁ Ῥοὼν εὐθὺς ἀνεπήδησαν, ὡς μάλ’ ἐλπίζοντες πρόφασίν τινα εὑρεῖν τοῦ εἷς χεῖρας ἐλθεῖν ἐκείνῳ.</text:p>
            <text:p text:style-name="P2">ἡ δέ Η ΠΕΡῙ ΜΕΣΑΣ ΝΥΚΤΑΣ ΜΟΝΟΜΑΞΙΑ 119 Μαγονωγαλέα ἔφθασεν αὐτοὺς ἀεὶ ἐν εὐφυλάκτῳ οὖσα ὑπὲρ τῶν ἄλλων σοφιστῶν πρὸς τὸ πράγματα γιγνώσκειν.</text:p>
            <text:p text:style-name="P2">Τί δὴ τὸ πρᾶγμα; ἔφη.</text:p>
            <text:p text:style-name="P2">Ὁ Μάλθακος τούμὸν ε”χει παντομνημονευτικόν, ὧ σοφίστρια.</text:p>
            <text:p text:style-name="P2">καί σκυθρωπάζων τι ὁ Μάλθακος ταχέως μεθῆκε τὸ παντομνη- μονευτικόν ἐπὶ τὴν τράπεζαν.</text:p>
            <text:p text:style-name="P2">Οὐδέν, ἔφη, ἄλλο ἤθελον ποιῆσαι ἢ θεωρεῖν μόνον.</text:p>
            <text:p text:style-name="P2">καὶ ὑπεξῆλθεν ἄγων Κάρκινον καί Κέρκοπα.</text:p>
            <text:p text:style-name="P2">&gt;κ ὀλίγον δὲ μετὰ τὴν ἐνάτην τῆς δείλης, ὅ τ’Ἅρειος καὶ ὁ Ῥοών καὶ οἱ ἄλλοι Γ ρυφίνδωροι σπεύδοντες κατέβησαν κατὰ τὴν κλίμακα εἷς τὸν κῆπον μαθησόμενοι τὰ πρῶτα τῆς πτητικῆς τέχνης.</text:p>
            <text:p text:style-name="P2">αἰθρίας δ’ οὔσης ἐπορεύοντο διὰ λειμῶνος ἀνέμοις κινουμένου κάτω εἷ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ext:p text:style-name="P2"><text:soft-page-break/>καὶ οἶ Σλυθήρινοι ἤδη παρῆσαν καί σάρα εἴκοσι πρόκροσσα ε’ν στοίχοις κοσμίως ἦν προκείμενα.</text:p>
            <text:p text:style-name="P2">ὁ δ’ ’Άρειος ἤκουσέ ποτε τῶν Εὖισηλίων σχετλιαζόντων περὶ τῶν σάρων τῶν Ὑογοητικῶν ὡς ε”στιν ἃ ἢ σφύζει ἐάν τις ἀνωτέρω πέτηται, ἢ πρὸς ἀριστερᾶν περιίσταται.</text:p>
            <text:p text:style-name="P2">ἀφίκετο δ’ ἤδη ἡ Εὖχρῆ διδασκαλίς οὖσα.</text:p>
            <text:p text:style-name="P2">πολιὰς δέ παρεῖχε τὰς τρίχας, καί ἦσαν αὐτῇ ὀφθαλμοὶ κιρροὶ καθάπερ κίρκῳ, καὶ γρύζουσα Τί μέλλετε; ἔφη.</text:p>
            <text:p text:style-name="P2">πᾶς τις παραστήτω σάρῳ.</text:p>
            <text:p text:style-name="P2">ἄγε δή.</text:p>
            <text:p text:style-name="P2">σπεύσατε.</text:p>
            <text:p text:style-name="P2">ὁ δ”Ἁρειος βλέψας κάτω τοῦ ἑαυτοῦ σάρου ᾔσθετο παλαιοῦ ὄντος καί πτόρθους ε”χοντος οὐκ ὀλίγους εἰκῇ προῦχοντας.</text:p>
            <text:p text:style-name="P2">ἐκείνη δέ Προτείνατε, ἔφη, τὴν δεξιὰν ὑπὲρ τὸ σάρον καὶ ’Ἁνα βοήσατε.</text:p>
            <text:p text:style-name="P2">καί ἅπαντες ’Άνα ἐβόησαν, καὶ τὸ τοῦ Ἀρείου σάρον εὐθὺς εἰς τὴν δεξιὰν ἀνεπήδησεν καὶ ἄλλα ὡσαύτως τινά, ὀλίγα δέ.</text:p>
            <text:p text:style-name="P2">καί τὸ μὲν τῆς Ἑρμιόνης οὐδέν ἐκινήθη πλὴν ἀλλὰ χαμαὶ περιεστρέψατό τι, τὸ δέ τοῦ Νεφελώδους ἀκίνητον δὴ αὐτοῦ ἔκειτο.</text:p>
            <text:p text:style-name="P2">ὁ δ’ Ἄρειος ἐσκοπεῖτο πρὸς ἑαυτὸν εἴ πως τὰ σάρα ὁμοῖα ὄντα τοῖς ἵπποις εἰδεῖεν πότερον φόβον τις παρέχοι.</text:p>
            <text:p text:style-name="P2">τὴν γὰρ τοῦ Νεφελώδους φωνὴν δήλην εἶναι τρέμουσαν ὡς μάλιστα βουλομένου χαμαὶ διατρῖψαι.</text:p>
            <text:p text:style-name="P2">ἐντεῦθεν δέ ἡ Εὖχρῆ μεταξὺ αὐτοὺς ἐπὶ σάρον ἀναβάντας δι- δάσκουσα τῆς ἀκμῆς μῆ περιρρυῆναι, διὰ στοίχους ἅνω τε καί κάτω ἐβάδιζεν ἀνορθώσουσα τοὺς μὴ προσηκόντως τοῦ σάρου ἀντι- 120 ΑΡΕῙΟΣ ΠοΤΗΡ λαμβάνοντας.</text:p>
            <text:p text:style-name="P2">ὁ δ’ Ἄρειος καὶ ὁ Ῥοών μάλισθ’ ἥδοντο ἀκούσαντες αὐτῆς τῷ γε Μαλθάκῳ λεγούσης ὡς ἐπὶ μήκιστον οὐκ ὀρθῶς ἔπραττε.</text:p>
            <text:p text:style-name="P2">’Άγε δή, ἔφη, ἐπεὶ τάχιστα τῴ νιγλάρῳ ηὕλησα τὴν ἀρχήν, δεῖ ὑμᾶς ἐντόνως λακτίσματι ἀπῶσαι τὰ σάρα ἀπὸ τῆς γῆς ὡς ἄρδην αι’ωρησόμενοι.</text:p>
            <text:p text:style-name="P2">ἶσόρροπα δ’ ἔχοντες τὰ σάρα ἅνω φέρεσθε μικρόν <text:soft-page-break/>τι κᾶπειτα πρόσω νεύσαντες εὐθὺ χαμᾶζε κατάγεσθε.</text:p>
            <text:p text:style-name="P2">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 αὕτη δέ βοῶσα Κάτιθι, εἶπεν, ὦ παῖ.</text:p>
            <text:p text:style-name="P2">ἐκεῖνος δ’ ἤδη ἀεροδόνητος ἀνώτερω φέρεται καθάπερ βύσμα ἐκ σταμνίου πηδῶν.</text:p>
            <text:p text:style-name="P2">καί νυνὶ δώδεκα πόδας μεμετεώρισται, νῦν δ’ εἴκοσιν.</text:p>
            <text:p text:style-name="P2">ὁ δ”Άρειος κατεῖδεν αὐτὸν τοῦτο μὲν λευκὸν γεγενημένον τὴν ὄψιν καὶ δέει ἐκπεπληγμ- ένον κάτω βλέποντα πρὸς τὴν γὴν ἥδη ἐξίτηλον οὖσαν, τοῦτο δέ κεχηνότα καί ἀπορρέοντα εἰς πλάγιον ἀπὸ τοῦ σάρου - τοῦτο δέ πέδονδε πεσόντα καῖ πατάγῳ μεγάλῳ γὴν κρούσαντα χαμαὶ πρηνὴ κείμενον ταλαίπωρον.</text:p>
            <text:p text:style-name="P2">τὸ δέ σάρον ε”τι ἀνώτερω μετεωριζόμενον καί κατ’ οὖρον ἡσύχως φερόμενον πρὸς τὴν ὕλην ἀπόρρητον μετ’ ὀλίγον ἀφανῆ ἐγένετο.</text:p>
            <text:p text:style-name="P2">ἡ δ’ Εὐχρῆ προσέκυπτε τῷ Νεφελῶδει λευκὴν ὡσαύτως παρέχ- ουσα τὴν ὄψιν, καὶ ὁ ’Ἁρειος ἤκουσεν αὐτῆς λεγούσης τάδε· Τὸν καρπὸν ἔχει κατεαγότα.</text:p>
            <text:p text:style-name="P2">ἄγε δή, ὦ παῖ.</text:p>
            <text:p text:style-name="P2">καλῶς ἔχει.</text:p>
            <text:p text:style-name="P2">ἀνάστηθι δῆτα.</text:p>
            <text:p text:style-name="P2">καί τοῖς ἄλλοις μαθηταῖς Μηδείς, ἔφη, κινείσθω ἐν ᾧ ἄγω τοῦτον τὸν παῖδα πρὸς τὸ νοσοκομεῖον.</text:p>
            <text:p text:style-name="P2">καὶ δεῖ ὑμᾶς ἐᾶν τὰ σάρα χαμαὶ λιπόντας’ εἶ δέ μή, θᾶττον ἐκπεσεῖσθε ἐκ τοῦ Ὑογοήτου ἢ δύναταί τις εἰπεῖν τὸ ι’καροσφαιρική.</text:p>
            <text:p text:style-name="P2">ἄγε δή, ὦ φίλτατε.</text:p>
            <text:p text:style-name="P2">ὁ δέ Νεφελώδης δακρυρροῶν ἔτι καὶ τοῦ καρποῦ ἐχόμενος, ἀπῆλθε χωλευόμενος μετὰ τῆς Εὐχρῆς ἀμφιβαλούσης τὴν χεῖρα αὐτῷ.</text:p>
            <text:p text:style-name="P2">ἀποιχομένων δ’ ἐξ ἐπηκόου, ὁ Μάλθακος γέλωτα συνέθηκε πολὺν εἶπὼν ὅτι· Ἠ καὶ τὸ πρόσωπον εἴδετε τοῦ βλακός,· οἱ δ’ ἕτεροι Σλυθήρινοι εὐθὺς συνεγέλων.</text:p>
            <text:p text:style-name="P2">ἡ δέ Παραβάτις Πατίλη Σίγα, ἔφη, ὦ Μάλθακε.</text:p>
            <text:p text:style-name="P2"><text:soft-page-break/>Μῶν παραστατεῖς τῷ Μακροπύγῳ, τοῦτ’ εἶπε Παννίκη Παρ- ακίττος, Σλυθηρίνη οὖσα σκυθρωπὴ τὴν ὄψιν.</text:p>
            <text:p text:style-name="P2">Οὐ γάρ τοι ᾠήθην ἂν σέ, ὦ Παραβάτις, ἀγαπᾶν τὰ σάρκινα παιδάρια μαμμόθρεπτα.</text:p>
            <text:p text:style-name="P2">ὁ δέ Μάλθακος προπηδήσας ἔλαβέ τι ἐπὶ τῆς γῆς κείμενον.</text:p>
            <text:p text:style-name="P2">Η ΠΕΡΙ ΜΕΣΑΣ ΝΥΚΤΑΣ ΜΟΝΟΜΑΞΙΑ 121 Ἰδού, ἔφη.</text:p>
            <text:p text:style-name="P2">τοῦτο γάρ ἐστιν ἐκεῖνο τὸ τῇ τήθῃ δεδομένον ὑπεργέλοιον.</text:p>
            <text:p text:style-name="P2">καὶ τὸ παντομνημονευτικὸν ἂν εἶδες στίλβον ἐν ἡλίου ἀκτῖσιν ὑπ’ αὐτοῦ ἀρθέν.</text:p>
            <text:p text:style-name="P2">ὁ δ’ ’Άρειος ἠρέμα Δός, ἔφη, δὸς αὐτὸ ἔμοιγε, καί κατεσιώπων ἅπαντες θεωρήσοντες.</text:p>
            <text:p text:style-name="P2">ὁ δέ Μάλθακος σαρδάνιον ἐγέλασεν.</text:p>
            <text:p text:style-name="P2">Θέλοιμ’ ἅν, ἔφη, καταθεῖναί που αὐτὸ ὅθεν ὁ Μακρόπυγος οἷός τ’ ἔσται ῥᾳδίως ἀναλαβεῖν.</text:p>
            <text:p text:style-name="P2">αὐτίκα γ’ εἷς δένδρον.</text:p>
            <text:p text:style-name="P2">κραυγάζοντος δ’ ἤδη τοῦ Ἁρείου Δὸς ἐμοὶ αὐτό, ἀναπηδήσας ἐπὶ τὸ σάρον ἀνέπτατο εἰς ἀέρα.</text:p>
            <text:p text:style-name="P2">οὐδ’ ε”ψευστο φάσκων δεινὸς εἶναι πέτεσθαι’ αἰωρούμενος γὰρ ἴσον τοῖς ἄκροις κλάδοις παρὰ δρῦν τινα, βοῶν τἨκε οὖν, ἔφη, ὦ Ποτέρ, λαβοῦ μοι.</text:p>
            <text:p text:style-name="P2">καὶ μὴν ὁ ’Άρειος ἀνείλετο τὸ σάρον.</text:p>
            <text:p text:style-name="P2">καὶ ἡ μὲν Ἑρμιόνη κεκραγυῖα πρὸς αὐτόν, Μή μοι σύ, ἔφη.</text:p>
            <text:p text:style-name="P2">τῆς γὰρ Εὖχρῆς ἀπειπούσης ἡμᾶς κινεῖσθαι, πράγματα παρέξεις ἅπασιν.</text:p>
            <text:p text:style-name="P2">ὁ δ’ Ἄρειος ταῦτ’ ἐν οὐδενὶ λόγῳ ἐποιήσατο.</text:p>
            <text:p text:style-name="P2">πιμπράμενος οὖν κατ’ αὐτοῦ ε’πὶ τὸ σάρον ἀνεπήδησε, καὶ ἐντόνως ἐλάκτισε τοῦδα- φος, καὶ ἄρδην ἐμετεωρίσθη, τῆς κόμης ἅμα δι’ αὔρας ᾆττομένης καὶ τοῦ τρίβωνος πρὸς ἀνέμου διαπνεομένου.</text:p>
            <text:p text:style-name="P2">καὶ ε”ζει πως τὸ τοῦ θυμοῦ μένος αὐτῷ εἰδότι ὡς πρᾶξιν ἥδη μεταχειρίζοιτο καθ’ ἣν ἂν ἀδίδακτος ἀριστεύοι.</text:p>
            <text:p text:style-name="P2">τοῦτο γὰρ ῥᾴδιον εἶναι, τοῦτο θαυμαστόν ὡς σφόδρα.</text:p>
            <text:p text:style-name="P2">καὶ ἀντισπάσας τι τὸ σάρον ὡς καὶ ἀνωτέρω <text:soft-page-break/>εὐθυνῶν ᾔσθετο ὀλολυγμοῦ μὲν τῶν χαμαί παρθένων κεχηνυιῶν, τοῦ δέ Ῥοῶνος ἀλαλαγμοῦ ἅμα τεθηπότος.</text:p>
            <text:p text:style-name="P2">ταχέως δέ τὸ σάρον σπάσας ηὔθυνεν ἀντιωσόμενος τῷ Μαλθάκῳ.ὁ δ’ ἐκπεπληγμένος ἐφαίνετο.<text:span text:style-name="T1"> </text:span>ὁ δ”Ἁρειος Δὸς ἐμοὶ αὐτό, ἔφη.</text:p>
            <text:p text:style-name="P2">εἰ δέ μή, ἐκκρούσω σ’ ἀπὸ τοῦ σάρου.</text:p>
            <text:p text:style-name="P2">ἐκεῖνος δέ Πῶς δῆτα,’ ἔφη· ἤθελε μὲν γὰρ ἐπισκώπτειν αὐτόν, περιδεὴς δ ’ ὅντως ἐφαίνετο γενόμενος.</text:p>
            <text:p text:style-name="P2">ἀλλ’ ὁ Ἄρειος ᾔδει πως τὸ δραστέον.</text:p>
            <text:p text:style-name="P2">προῦκυψεν οῦν καὶ τοῦ σάρου ἀπρὶξ ἐλάβετο· τὸ δέ ᾖξεν ε’πί τὸν Μάλθακον ὥσπερ βέλος.</text:p>
            <text:p text:style-name="P2">μικροῦ δ’ ἐδέησε πατάξαι αὐτὸν μόλις φθάσαντα· ’Ἀρειος δέ ταχέως ἔμπαλιν στρεψάμενος τὸ σάρον ἰσόρροπον ἀνεῖχε.</text:p>
            <text:p text:style-name="P2">καὶ ὀλίγοι τῶν κάτω ἐκρότουν.</text:p>
            <text:p text:style-name="P2">Οὔτε Κάρκινος, ἔφη, οὔτε Κέρκωψ πάρεστιν ὥσπερ δαίμων τις ἀπὸ μηχανῆς ῥυσόμενός σε.</text:p>
            <text:p text:style-name="P2">ἐκεῖνος δέ ταύτὰ λογισάμενος Λαβοῦ δῆτα, ἔφη, εἶ τυχεῖν αὐτοῦ 122 ΑΡΕιοΣ Πο ΤΗΡ οἷός τ’ εἶ.</text:p>
            <text:p text:style-name="P2">καὶ τὴν μὲν σφαῖραν τὴν ὑαλίνην ἄρδην ε”βαλε μετέωρον, αὐτὸς δ’ ὕψοθεν ᾖξε πρὸς τὸ ἔδαφος.</text:p>
            <text:p text:style-name="P2">ὁ δ”Ἁρειος ἐθεάσατο αὐτὴν ὥσπερ ἐκ θεοῦ κάτοχος πρῶτον μὲν βραδέως ἀνωτέρω μετεωριζομένην, ε”πειτα δέ κατ’ ὀλίγον χαμᾶζε πίπτουσαν.</text:p>
            <text:p text:style-name="P2">ε”νευσεν οὖν καί τὴν τοῦ σάρου κώπην κάτω ηὔθυνε.</text:p>
            <text:p text:style-name="P2">καὶ ἐν ἀκαρεῖ κάταντες κατέσκηπτεν ἀεὶ θᾶττον καταιγίζων ὡς φθάσων τὴν σφαῖραν.</text:p>
            <text:p text:style-name="P2">ᾔσθετο δ’ οὐ μόνον τοῦ πνεύματος κατ’ ὦτα παφλάζοντος ἀλλὰ καῖ τοῦ θορύβου τῶν κάτω θεωρούντων.</text:p>
            <text:p text:style-name="P2">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ε”χων ἔτι ἀκέραιον.</text:p>
            <text:p text:style-name="P2">Οῦτος σύ, ὦ ’Ἁρειε Ποτέρ.</text:p>
            <text:p text:style-name="P2">ταπεινότατος δ’ ἐξ ὑψηλοτάτου παραυτίκα ἐγένετο· ἡ γὰρ Μαγονωγαλέα ε”τρεχεν ἐπ’ αὐτούς.</text:p>
            <text:p text:style-name="P2">Ἄρειος δέ τρέμων ἀνέστη.</text:p>
            <text:p text:style-name="P2"><text:soft-page-break/>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ὖισήλιε.</text:p>
            <text:p text:style-name="P2">ἕπου μοι, ὦ Ποτέρ, νυνί.</text:p>
            <text:p text:style-name="P2">ὁ δ’ Ἄρειος κατεῖδε Μάλθακον τε καὶ Κάρκινον καὶ Κέρκοπα παιωνίζοντας ἀθύμως βαδίζων ὄπισθε τῆς Μαγονωγαλέας προχωρούσης πρὸς τὸ φρούριον.</text:p>
            <text:p text:style-name="P2">πάντως γὰρ ᾔδει ἐκπεσούμενος.</text:p>
            <text:p text:style-name="P2">καί ἐβούλετο μὲν ἀπολογεῖσθαι, ἀφασία δέ τις εἶχεν αὐτόν, ὡς ἐφαίνετο.</text:p>
            <text:p text:style-name="P2">ὴ δ’ οῦν Μαγονωγαλέα τὸν τρίβωνα σύρουσα οὕτω ταχέως προύχώρει οῦδὲν βλέψασα πρὸς αὐτόν ὥστ’ ε”δει τρέχειν ξυνεψόμενον αὐτῇ.</text:p>
            <text:p text:style-name="P2">ἀπολωλέναι γὰρ ὡς οὐ δυνηθεὶς οὐδὲ δύο ἑβδομάδας ἀντέχειν.</text:p>
            <text:p text:style-name="P2">ἐν δ’ ἀκαρεῖ δεήσειν αὐτὸν συσκευάσασθαι τὰ χρήματα.</text:p>
            <text:p text:style-name="P2">τί ἐροῦσιν οἱ Δουρσλείοι αὐτῷ οῖκάδε ἀφικομένῳ, καῖ ἀνὰ τὰς τοῦ φρουρίου προσαμβάσεις ε”βησαν καὶ ἀνὰ τὸν ε”νδον ἀναβαθμὸν μαρμάρινον ἐκείνης οὐδὲν αὐτῷ εἰπούσης.</text:p>
            <text:p text:style-name="P2">ἡ δέ θύρας βιαίως ἀνέῳξε καὶ παρὰ διαδρομὰς ἐπορεύθη, τοῦ Ἁρείου τέως κατὰ νῶτον ὀπισθοφυλακοῦντος ταλαιπώρου.</text:p>
            <text:p text:style-name="P2">ἴσως γὰρ ἐκείνην ἄγειν αὐτὸν ὡς τὸν Διμπλόδωρον.</text:p>
            <text:p text:style-name="P2">καὶ ἐνενόησε τὸν Ἁγριώδη ἐκπεσόντα μὲν ἐξὸν δέ μεῖναι κυνηγιοφύλακα.</text:p>
            <text:p text:style-name="P2">ἴσως γενήσεσθαι αὐτὸς διάκονος τοῦ Ἁγριώδους.</text:p>
            <text:p text:style-name="P2">καὶ ἀναπλάττων ὅπως αὐτὸς τὸ σακίον οἴσει τὸ τοῦ Ἁγριώδους περιπολῶν κατ’ ἀγρούς, μάλιστα δὴ ἠθύμει.</text:p>
            <text:p text:style-name="P2">εἱστήκει δ’ ἐκείνη πρὸ δωματίου τινός.</text:p>
            <text:p text:style-name="P2">καί τὴν θύραν ἀνοίξασα Η ΠΕΡΙ ΜΕΣΑΣ ΝΥΚΤΑΣ ΜΟΝΟΜΑΞΙΑ 123 καὶ παρακύψασά τι Ξύγγνωθί μοι, ἔφη, ὦ Φιλητικέ.</text:p>
            <text:p text:style-name="P2">Ἆρ’ ε”ξεστί μοι Ὕλην χρήσασθαι διὰ μικρόν; ὁ δ’ Ἄρειος ἀπορῶν ἐσκόπει πρὸς ἑαυτὸν εἷ”Ύλη ἐστὶ ξύλον τι πρὸς τὸ συντρῖψαι αὐτόν.</text:p>
            <text:p text:style-name="P2"><text:soft-page-break/>Ὀ δ’ ’Ύλης ἄρα ἀπέβη ἄνθρωπος ὤν, νεανίσκος εὐτραφὴς πεντα- ετηρίδ’ ἤδη διατρίψας, ὅστις ἀπὸ τῆς τοῦ Φιλητικοῦ σχολῆς ἦλθεν ἀμηχανῶν.</text:p>
            <text:p text:style-name="P2">ἐκείνη δέ Ἑπεσθέ μοι, ἔφη, ἀμφότεροι.</text:p>
            <text:p text:style-name="P2">καὶ ἐπορεύθησαν ὁμοῦ ἀνὰ τὴν διαδρομήν, τοῦ ’Ύλου τέως δεινὸν βλέποντος πρὸς τὸν ’Ἀρειον.</text:p>
            <text:p text:style-name="P2">Εἴσιτε δή.</text:p>
            <text:p text:style-name="P2">αὕτη δ’ ἡγήσατ’ αὐτοῖς εἷς διδασκαλεῖον κενὸν πλὴν ἀλλ’ ὁ Ποιφύκτης ἐκεῖθι γράμματα ἀσχήμονα ἐπὶ τοῦ μέλανος πίνακος γυψῴ ἔγραφεν.</text:p>
            <text:p text:style-name="P2">’Άπιθι, ἔφη, ὦ Ποίφυκτα, καῖ ὁ μὲν τόν γυψὸν εῖς φορυτόν βαλὼν μεγάλου μετὰ πατάγου, πολλὰ δέ καταρώμενος ἀπῆλθεν.</text:p>
            <text:p text:style-name="P2">ἐκείνη δ’ ἐπαράξασα εὐθὺς τὴν θύραν μετεστρέψατο ἐναντίον τοῖν παίδοιν.</text:p>
            <text:p text:style-name="P2">’Όδ’ ε’στῖν Ὀλοφώϊος Ὕλης, ὦ Ποτέρ, ὦ ’Ύλα, ἰδού, τὸν ζητητὴν ηὕρηκά σοι.</text:p>
            <text:p text:style-name="P2">καὶ τὸν Ὕλην ἂν εἶδες μεταβαλλόμενον τὸ πρόσωπον ἐξ ἀπορίας εἰς ἡδόνην.</text:p>
            <text:p text:style-name="P2">9Η καὶ σπουδάζεις, ἔφη, ὦ σοφίστρια; Σπουδάζω γε.</text:p>
            <text:p text:style-name="P2">ὁ γὰρ παῖς τέχνην παρέχει αὐτόφυτον.</text:p>
            <text:p text:style-name="P2">οὐδ’ ἑώρακα οὐδένα ἴσον αὐτῷ οὐδέποτε.</text:p>
            <text:p text:style-name="P2">ἦ καὶ τὸ τότε δὴ πρῶτόν σοι ἐπὶ σάρου, ὦ Ποτέρ, ὁ δέ κατένευσε σιωπῶν.</text:p>
            <text:p text:style-name="P2">οὐ μὲν γὰρ ᾔδει ὅ τι γίγνοιτο, οὐδ’ ἐκινδύνευεν ἔτι ἐκπίπτειν γοῦν, ὡς ἐδόκει.</text:p>
            <text:p text:style-name="P2">ὥστε τῆς τῶν σκελῶν νάρκης ἧττον ᾐσθάνετο.</text:p>
            <text:p text:style-name="P2">ἐκείνη δ’ οὖν τῷ ’Ύλῃ ε”λεγε τάδε’ Μετεωρισθεὶς γὰρ πόδας πεντήκοντα κατέσκηψε χειρὶ ληψόμενος ἐκεῖνο, καὶ βλάβην οὐχ ὑπέμεινεν οὐδεμίαν.</text:p>
            <text:p text:style-name="P2">ἀλλ’ ὁ πάνυ Κάρολος Εὐισήλιος τοιοῦτ’ ἀνύτειν οὐκ ἂν ἐδυνήθη.</text:p>
            <text:p text:style-name="P2">τῷ δέ Ὕλῃ, ὡς ἐφαίνετο, τὰ πάνθ’ ὅσα ὀνειροπολοίη ποτὲ νῦν δὴ ὁμοῦ ἀπέβη.</text:p>
            <text:p text:style-name="P2">4Ἆρ’ εἶδες παρών ποτε τοὺς ι’καροσφαιρίζοντας, τοῦτ’ εἶπε πάνυ σπουδάζειν δοκῶν.</text:p>
            <text:p text:style-name="P2">ἐκείνη δέ ἐξηγησομένη Οὗτος, ἔφη, ἀγελάρχης ἐστὶ τοῖς Γρυφινδώροις.</text:p>
            <text:p text:style-name="P2">Καὶ τὸ σῶμα, ἦ δ’ ὃς ὁ Ὕλης, ἔχει τέλειον πρὸς τὴν ζητητικήν.</text:p>
            <text:p text:style-name="P2">καὶ περιπατῶν τὸν Ἄρειον πανταχόθεν ἐξέταξεν.</text:p>
            <text:p text:style-name="P2"><text:soft-page-break/>124 ΑΡΕΙοΣ Πο ΤΗΡ Ἐλαφρὸς δ’ ἐστὶ καί ταχύς, ἀλλὰ δεήσει κατακτήσασθαι αὐτῷ σάρον ἐπιεικές οἶον Ὑπερνεφελὸν Δισχιλιοστόν ἢ Καθαρίστριαν Ἑβδόμην.</text:p>
            <text:p text:style-name="P2">Ἐγὼ οὖν διαλέξομαι τῴ Διμπλοδώρῳ ἐάν πως περιίδωμεν τὸν νόμον τὸν περὶ τῶν πρωτοπείρων.</text:p>
            <text:p text:style-name="P2">ἀλλ’ ὦ Ζεῦ καί θεοί, δέομεθα ἀγέλης βελτίονος τῆς περυσινῆς.</text:p>
            <text:p text:style-name="P2">κατ’ ἄκρας γὰρ ἐπόρθησαν ἡμᾶς οἶ Σλυθήρινοι ἐπ’ ἐκείνου τοῦ ἀγῶνος.</text:p>
            <text:p text:style-name="P2">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text:p>
            <text:p text:style-name="P2">εἰ δέ μή, τάχ’ ἃν μετα- νοοίην ἐπὶ τῷ μὴ κολάσαι σε.</text:p>
            <text:p text:style-name="P2">κᾶπειτα ἐξαίφνης μειδιάσας Ὁ πατήρ, ἔφη, ἐφιλοτιμήθη ἂν ἐν σοί, δεινὸς ὢν ι’καροσφαιρίζειν αὐτός.</text:p>
            <text:p text:style-name="P2">&gt;κ ὁ δέ Ῥοῶν φῙ-Ῐ που προσπαίζεις, ἔφη.</text:p>
            <text:p text:style-name="P2">’Ἁρειος γὰρ δειπνῶν εἰρήκει αὐτῷ τί γέγονεν ἐξ οῦ ἀπὸ τοῦ κήπου ἦλθε μετὰ τῆς Μαγονωγαλέας.</text:p>
            <text:p text:style-name="P2">ὁ δέ μερίδα κρεῶν βοείων μετὰ νεφροῦ κεκαρυκ- ευμένων ἐλελήθει ἑαυτὸν ε”δεσθαι μέλλοντα.</text:p>
            <text:p text:style-name="P2">9Ῑ-ιῙ καί ζητητὴν λέγεις; ἔφη.</text:p>
            <text:p text:style-name="P2">οἵγε μὴν πρωτόπειροι οὐδέποτε - εἶτα σύ γε κινδυνεύεις νεώτατος γενέσθαι ι’καροσφαιριστὴς ε”τος τουτί- Ἑκατοστόν γε, ἦ δ’ ὃς ὁ ’Άρειος καταπίνων ἅμα μερίδα κρεῶν μεγάλην.</text:p>
            <text:p text:style-name="P2">μάλιστα γὰρ ἐπείνησε παντοῖος ε”τ’ ὢν διὰ τὰ τῆς δείλης γεγενημένα.</text:p>
            <text:p text:style-name="P2">μετ’ ὀλίγον δέ Ὁ γὰρ ’Ύλης, ἔφη, τοῦτ’ εἶπέ μοι.</text:p>
            <text:p text:style-name="P2">ὁ δὲ Ῥοὼν εἷς τοσοῦτο ἐθαυμάζε καῖ ἐζήλου αὐτὸν ὥστε μηδὲν ἄλλο ποιῆσαι ἢ χάσκειν.</text:p>
            <text:p text:style-name="P2">ὁ δ’ “Ἁρειος Γυμναζόμενος δ’ οῦν, ἔφη, τῆς ἐπιγιγνομένης ἅρχ- ομαι ἑβδομάδος.</text:p>
            <text:p text:style-name="P2">ἀλλὰ μὴ εἴπῃς μηδενί ὁ γὰρ Ὕλης βούλεται τοῦτ’ ἀπόρρητον εἶναι.</text:p>
            <text:p text:style-name="P2">καί ὁ Φερέδικος καὶ ὁ Γεωργός εἰσελθόντες εἷς τὸ μέγαρον κατιδόντες δέ τὸν ’Ἀρειον ἐπειγόμενοι συνέβαλον αῦτῴ.</text:p>
            <text:p text:style-name="P2">Εῦ πάνυ πεποίηκας, ἔφη ὁ Γεωργὸς πρὸς οῦς <text:soft-page-break/>λέγων.</text:p>
            <text:p text:style-name="P2">Ὁ ’Ύλης εἶπεν ἡμῖν· τῆς γὰρ ἀγέλης ε’σμέν καὶ αὐτοὶ ῥαιστῆρες.</text:p>
            <text:p text:style-name="P2">ὁ δέ Γεωργός Τῆτες γάρ, ἔφη, τὴν Φιάλην ἐκείνην τὴν ι’καροσ- φαιρικὴν εῦ οἶδ’ ὅτι οἶσόμεθα.</text:p>
            <text:p text:style-name="P2">οὐ γὰρ ἐνηνέγμεθα αὐτὴν ἐξ οῦ ὁ Κάρολος ἐφήβευσε, τῆτες δὲ ἡ ἀγέλη μέλλει ἀρίστη ἀποβήσεσθαι.</text:p>
            <text:p text:style-name="P2">ἀλλ’ οὐκ ἔστιν ὅπως σύ, ὦ Ἄρειε, οὐχὶ δεινὸς ἂν εἴης.</text:p>
            <text:p text:style-name="P2">ὁ γὰρ ’Ύλης ὅσον οὐκ ἐπωρχεῖτο τοῦτ’ ἀγγέλλων ἡμῖν.</text:p>
            <text:p text:style-name="P2">Ἀπιτέον δ’ οὖν.</text:p>
            <text:p text:style-name="P2">ὁ γὰρ Ἰόρδανος ὡς οἴεται ηὕρηκε καινὸν ὑπόνομόν τινα κρυπτὸν ἐκ τοῦ παιδευτηρίου φέροντα.</text:p>
            <text:p text:style-name="P2">Η ΠΕΡΙ ΜΕΣΑΣ ΝΥΚΤΑΣ ΜΟΝΟΜΑΞῙΑ 125 Ἐκεῖνόν γε λέγει δήπου τὸν κατόπιν τοῦ ἀγάλματος τοῦ Γρε- γορίου τοῦ λιπαροῦ ὃν ἡμεῖς τῆς πρώτης ἑβδομάδος ηὕρομεν, χαῖρε.</text:p>
            <text:p text:style-name="P2">ὁ δέ Φερέδικος καὶ ὁ Γεωργὸς σχεδὸν ἐξεληλύθεσαν καὶ ἄλλοι τινές ἀφίκοντο πολλῷ ἧττον ἀρεστοὶ ἐκείνοις.</text:p>
            <text:p text:style-name="P2">εἰσῆλθε γὰρ ὁ Μάλθακος, τῶν ἑταίρων Καρκίνου καὶ Κέρκοπος ἑκατέρωθεν αὐτῷ ἀκολουθούντων.</text:p>
            <text:p text:style-name="P2">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ext:p text:style-name="P2">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ext:p text:style-name="P2">ὁ δέ Μάλθακος Θέλοιμ’ ἄν, ἔφη, μονομαχεῖν σοι ἢ τῆσδε τῆς νυκτὸς ἢ ὅταν σύ βούλῃ μάχην μάγων τρόπῳ.</text:p>
            <text:p text:style-name="P2">τοῦτο γὰρ ε”στι τὸ μόναις ταῖς ῥάβδοις μάχεσθαι δίχα διεστῶτας.</text:p>
            <text:p text:style-name="P2">τί δ’ ἐστίν; οὔκουν ἤκουσας περὶ τῆς μαγικῆς μονομαχίας ὅ τι ἐστιν,· ’Ί-Ῑκουσε δή, ε”φη ὁ Ῥοὼν <text:soft-page-break/>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ext:p text:style-name="P2">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πρόσωπον.</text:p>
            <text:p text:style-name="P2">ἐκεῖνος δέ Ἀλλὰ τί ἐστιν ἄρα, ἔφη, ἡ μονομαχία μαγική; ἢ τί δύναται τὸ προστάτην εἶναι ἐμόν; ὁ δέ Ῥοὼν εὐθύμως Εἶὲν, ἔφη.</text:p>
            <text:p text:style-name="P2">τῷ προστάτῃ ἔργον ἂν εἴη ὑπερ- μαχεῖν σου εἴ πως ἀποθάνοις.</text:p>
            <text:p text:style-name="P2">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μάγοι ἀληθῶς μονομαχοῦντες.</text:p>
            <text:p text:style-name="P2">ἐπι πλεῖστον γὰρ σὺ καὶ ὁ Μάλθακος σπινθῆρας οἷοί τ’ ἔσεσθε ἐμβαλεῖν ἐπ’ ἀλλήλους.</text:p>
            <text:p text:style-name="P2">οὐδέτερος γὰρ ἅλις οἶδεν τῆς μαγικῆς ὅπως ἕτερος ἕτερον βλάψῃ.</text:p>
            <text:p text:style-name="P2">προσεδέξατο δ’ οὖν σε ἀνανεῦσαι.</text:p>
            <text:p text:style-name="P2">Καὶ δὴ τὴν ῥάβδον σείσαντος ἐμοῦ οὐ γέγονεν οὐδέν; Ταύτην γ’ ἀπορρίψαντα δεῖ ἐπὶ κόρρης πὺξ πατάξαι.</text:p>
            <text:p text:style-name="P2">καί ἀκούσαντές τινος Ξύγγνωθί μοι λεγούσης, ἀναβλέψαντες τὴν Ἑρμιόνην εἶδον.</text:p>
            <text:p text:style-name="P2">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ext:p text:style-name="P2">- Καὶ μὴν οὐ θεμιτὸν νύκτωρ περιπολεῖν τὸ παιδευτήριον.</text:p>
            <text:p text:style-name="P2">ἁλοὺς γὰρ - οὐδ’ ἔστιν ὅπως οὐχ ἁλώσῃ - κινδυνεύεις διὰ τὸ ἄγαν φίλ- αυτον ἐκεῖνο βαθμοὺς ἀπολέσαι τοῖς Γρυφινδώροις πολλοὺς δή.</text:p>
            <text:p text:style-name="P2">Καὶ σύ γε, ἦ δ’ ὃς ὁ ’Άρειος, τὸ ἄγαν φιλοπρᾶγμον ἐκεῖνο ἐπιτηδεύεις.</text:p>
            <text:p text:style-name="P2">ὁ δὲ Ῥοών χαίρειν ἐκέλευσεν αὐτήν.</text:p>
            <text:p text:style-name="P2"><text:soft-page-break/>,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ext:p text:style-name="P2">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ext:p text:style-name="P2">κινδυνευόντων δ’ αὖ ἁλῶναι ὑπὸ τοῦ Φήληκος ἢ τῆς Νώροπος, ἐφοβεῖτο νόμον προσέτι παρανομεῖν ἄλλον ἔτι ὡς ἄγαν ἤδη εὐτυχήσας.</text:p>
            <text:p text:style-name="P2">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ext:p text:style-name="P2">καί τούτου γε τοῦ καιροῦ οὐχ ἁμαρτήσει.</text:p>
            <text:p text:style-name="P2">ὁ δ’ οὖν Ῥοών Περὶ τρίτην, ἔφη, φυλακήν ἐσμεν τῆς νυκτός.</text:p>
            <text:p text:style-name="P2">ἀπιτέον δῆτα.</text:p>
            <text:p text:style-name="P2">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ext:p text:style-name="P2">διὰ δέ τοὺς ἐν ἐσχάρᾳ φεψάλους ε”τι φλέγοντάς τι ἧν ι’δεῖν τοὺς θρόνους ὡσεὶ ὀκλάζοντάς πως καθάπερ σκιὰς μελαίνας.</text:p>
            <text:p text:style-name="P2">καὶ παρὰ μικρὸν ἀφιγμένοι ἦσαν πρὸς τὴν εἷκονικὴν ὀπὴν καὶ φωνὴν ἐγγύθεν ἥκουσαν τινὸς ἐν θρόνῳ καθη- μένου.</text:p>
            <text:p text:style-name="P2">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ext:p text:style-name="P2">Ἀλλ’ ἦ σύ πάρει; ἔφη ὁ Ῥοών.</text:p>
            <text:p text:style-name="P2">ἄπιθι εἷς κοῖτον.</text:p>
            <text:p text:style-name="P2">ἐκείνη δ’ Ἐδέησα κατειπεῖν σου τῷ ἀδελφῷ Περσεῖ.</text:p>
            <text:p text:style-name="P2">οὗτος γὰρ ἅτε πρύτανις ὢν κωλύσαι ἂν ταῦτα.</text:p>
            <text:p text:style-name="P2">ὁ δ’ Ἄρειος οὐκ ἐνόμιζεν ἐνδέχεσθαι οὐδενὶ εἰς τοσοῦτο πολυπραγμονεῖν.</text:p>
            <text:p text:style-name="P2">Η ΠΕΡΙ ΜΕΣΑΣ ΝΥΚΤΑΣ ΜοΝοΜΑΞΙΑ 127 τὸν <text:soft-page-break/>οῦν Ῥοῶνα ἐποτρύνας, τὴν δὲ τῆς παχείας εἰκόνα ἀνοίξας, διὰ τὴν ὀπὴν ἀνέβη.</text:p>
            <text:p text:style-name="P2">ἡ δ’ Ἑρμιόνη οὐχ οἵα τ’ ἦν ἀκονιτὶ παραχωρῆσαι.</text:p>
            <text:p text:style-name="P2">ἕσπετ’ οὖν τὸν Ῥοῶνα διὰ τὴν ὀπὴν συρίζουσα τέως ὥσπερ χήν τις πικρά.</text:p>
            <text:p text:style-name="P2">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ext:p text:style-name="P2">Ἄπιθι.</text:p>
            <text:p text:style-name="P2">’Άπειμί γε.</text:p>
            <text:p text:style-name="P2">ἀλλὰ παρῄνεσα ὑμῖν μὴ τοῦτο ποιῆσαι.</text:p>
            <text:p text:style-name="P2">μέμνησθε δῆτα ὅ τι εἶπον αὔριον ἐφ’ ἁμαξοστοιχίας ὄντες, τοιοῦτοι γὰρ ε”στε - ἀλλ’ οὐκ ε”μελλον ἄρ’ εὑρεῖν ὅποιοί εἶσιν.</text:p>
            <text:p text:style-name="P2">ἐκείνη γὰρ στρεψαμένη πρὸς τὴν τῆς παχείας ἀνθρώπου εἰκόνα ὡς ε”νδον ἐπανιοῦσα, πρὸς κενὴν ε”τυχέ που βλέπουσα εἰκόνα.</text:p>
            <text:p text:style-name="P2">τῆς γὰρ παχείας ἀνθρώπου νύκτωρ ἐπιφοιτησάσης παρά τινα, ἤ γ’ Ἑρμιόνη ἀπεκέκλῃτο τοῦ τῶν Γρυφινδώρων πύργου.</text:p>
            <text:p text:style-name="P2">Τί δὴ ποιήσω,’ ἔφη ὀξείᾳ τῇ φωνῇ.</text:p>
            <text:p text:style-name="P2">ἀλλ’ ὁ Ῥοών Σόν ἄρα τὸ πρᾶγμα, ἔφη.</text:p>
            <text:p text:style-name="P2">ἡμῖν δ’ ι’τέον ἐστίν· ἄλλως γὰρ κινδυνεύουμεν ὑστερίζειν τοῦ καιροῦ.</text:p>
            <text:p text:style-name="P2">ἡ δέ ἐπειγομένη ἔφθασεν αὐτοὺς οὔπω ἀφικομένους εἷς τὸ ἔσχα- τον τῆς διαδρομῆς.</text:p>
            <text:p text:style-name="P2">Ἐγώ, ἔφη, συγγενήσομαι ὑμῖν, ’Ήκιστα.</text:p>
            <text:p text:style-name="P2">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ext:p text:style-name="P2">καὶ δεήσει ὑμᾶς βεβαιοῦσθαι τὸν ἐμὸν λόγον.</text:p>
            <text:p text:style-name="P2">καὶ ὁ Ῥοών Καὶ δῆτα τολμᾷς - ὁ δ’ Ἄρειος ὑπολαβών Σιγᾶτε, ἔφη, ἀμφότεροι.</text:p>
            <text:p text:style-name="P2">ψόφον γὰρ ἥκουσα.</text:p>
            <text:p text:style-name="P2">Ἀλλ’ ἦ Νῶροψ πάρεστιν,· ἦ δ’ ὃς ὁ Ῥοὼν κεχηνώς· περιεσκόπει γὰρ ἐπὶ τὸ κνέφας, ἀλλ’ ὡς ἀπέβη Νῶροψ μὲν οὐκ ἦν, Νεφελώδης δέ.</text:p>
            <text:p text:style-name="P2">ε”κειτο γὰρ ὕπνῳ χαμαί νικηθείς· ἐξαίφνης δ’ <text:soft-page-break/>ἠγέρθη ἐκείνων προσιόντων.</text:p>
            <text:p text:style-name="P2">’Έρμαιον δή ἐστί μοι, ἔφη, ὅτι ηὕρετέ με.</text:p>
            <text:p text:style-name="P2">ἐπὶ μήκιστον γὰρ ἔξω περιέμενον λαθόντος ἐμὲ κοιμητικῶς ἔχοντα τοῦ εἰσιτηρίου ξυνθ- ήματος τοῦ καινοῦ.</text:p>
            <text:p text:style-name="P2">Σίγα μέντοι, ὦ Νεφέλωδες.</text:p>
            <text:p text:style-name="P2">τὸ ξύνθημά ἐστι ῥύγχος χοίρειον, οὐ μὴν οὐδὲ νῦν συμφέρει σοι, περιπολούσης ἄλλοσε τῆς παχείας.</text:p>
            <text:p text:style-name="P2">1 28 ΑΡΕιοΣ Πο ΤΗΡ Πῶς ε”χει ὁ βραχίων σούς ἦ δ’ ὃς ὁ Ἄρειος.</text:p>
            <text:p text:style-name="P2">Εὖ γε, ἔφη, δεικνὺς αὐτόν.</text:p>
            <text:p text:style-name="P2">ἡ γὰρ Πομφόλυξ ι’άσατο ἐν ἀκαρεῖ.</text:p>
            <text:p text:style-name="P2">Καὶ τοῦτο μὲν μάλ’ ἡδέως ε”χει μοι.</text:p>
            <text:p text:style-name="P2">ἀλλὰ φέρε δή, ὦ Νεφέλωδες.</text:p>
            <text:p text:style-name="P2">πρὸς μὲν γὰρ τὸ παρὸν δεῖ ἡμᾶς γε ἄλλοσε ἰέναι, πρὸς δέ τὰ μετὰ ταῦτα ὄψόμεθά σε.</text:p>
            <text:p text:style-name="P2">ἀλλ’ ἐκεῖνος ἀναπηδήσας Μὴ καταλίπητε με, ἔφη.</text:p>
            <text:p text:style-name="P2">οὐ γὰρ βούλομαι μόνος ἐνθάδε καταμένειν.</text:p>
            <text:p text:style-name="P2">καὶ μὴν ὁ Βαρόνος Αἵματο- σταγὴς δὶς ἥδη παρελήλυθεν.</text:p>
            <text:p text:style-name="P2">ὁ δέ Ῥοών τῷ ὡρολόγιῳ χρησάμενος δεινὸν ε”βλεπε πρὸς τὴν Ἑρμιόνην καί τὸν Νεφελώδη.</text:p>
            <text:p text:style-name="P2">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ext:p text:style-name="P2">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ext:p text:style-name="P2">καί ᾖξαν κατὰ διαδρομὰς φωτὶ πεποικιλμένας, τῆς σελενῆς λαμ- πρῶς διὰ τὰ τῶν ὑψηλῶν θυρίδων διαφράγματα μαρμαιρούσης.</text:p>
            <text:p text:style-name="P2">καῖ ὅτε εἷς ἀγκῶνα ἀφίκοιντο, ὁ μὲν ’Άρειος ἐφοβεῖτο συμβαλεῖν τῷ Φήληκι ἦ τῇ Νώροπι, ηὐτύχησαν δ’ ἐφεξῆς.</text:p>
            <text:p text:style-name="P2">ταχέως δ’ ἀνέβησαν ἀνὰ κλίμακα εἷς τὸ τρίστεγον οἴκημα, ἄκρῳ ποδὶ ἐπιβαίνοντες πρὸς τὸ τῶν τροπαίων δωμάτιον.</text:p>
            <text:p text:style-name="P2">ἀλλ’ ὁ Μάλθακος καί ὁ Κάρκινος οὔπω <text:soft-page-break/>παρεγένοντο.</text:p>
            <text:p text:style-name="P2">ἔστιλβον δέ οἱ κρυστάλλινοι πυργίσκοι οἶ τὰ τρόπαια φυλάττοντες.</text:p>
            <text:p text:style-name="P2">φιάλαι δ’ ἦσαν καὶ ἀσπίδες καὶ λεκάναι καῖ ἀγάλματα χρυσᾶ τε καί ἀργυρᾶ ἀστράπτοντα διὰ τὸ κνέφας.</text:p>
            <text:p text:style-name="P2">βραδέως δ’ εἷ’ρπυσαν κατὰ τοὺς τοίχους, ὀξὺ δεδορκότες πρὸς τὰς θύρας τὰς ἑκατέρωθεν τοῦ δωμα- τίου.</text:p>
            <text:p text:style-name="P2">καῖ ὁ ’Ἀρειος ε”λαβε τὴν ῥάβδον, εὐλαβούμενος μὴ ὁ Μάλθακος λάθῃ αὐτοὺς ἐναλλόμενος.</text:p>
            <text:p text:style-name="P2">καὶ μετ’ ὀλίγον ὁ Ῥοὼν πρὸς οὖς λέγων Χρονίζει δή, ἔφη.</text:p>
            <text:p text:style-name="P2">τάχα ὑπέστρεψεν ἐπτοημένος καὶ ἐμαλακίσθη.</text:p>
            <text:p text:style-name="P2">καὶ τότε μάλ’ ἐξεπλάγησαν ψόφον ἀκούσαντες παρὰ τοῦ παρα- κειμένου δωματίου.</text:p>
            <text:p text:style-name="P2">ὁ δ’ Ἄρειος τὴν ῥάβδον εἰλήφει καὶ εὐθὺς ἥκουσαν φθεγγομένου τινός.</text:p>
            <text:p text:style-name="P2">Μάλθακος μέν οὐκ ἄρ’ ε”τυχεν ὥν, Φήληξ δέ τῇ Νώροπι Ἐρεύνα καλῶς, λέγων, ὦ γλυκυτάτη, ἢν που ἐκεῖνοι ἐν μύχῳ κρύπτωνται.</text:p>
            <text:p text:style-name="P2">καταφοβούμενος δέ δὴ ὁ Ἄρειος ταῖν χεροῖν μανικῶς ε”νευσε τοῖς ἄλλοις ὡς τάχιστα ἕπεσθαι αὐτῷ.</text:p>
            <text:p text:style-name="P2">οἱ δέ σιωπῇ ἀπέδραμον πρὸς τὴν Η ΠΕΡΙ ΜΕΣΑΣ ΝΥΚΤΑΣ ΜΟΝΟΜΑΞῙΑ 129 θύραν ἐκποδῶν γενησόμενοι τῷ Φήληκι ἔτι φθεγγομένῳ.</text:p>
            <text:p text:style-name="P2">ὁ δέ Νεφελώδης μόλις σύρων τὸν τρίβωνα ἀρτίως ἐξεληλύθει καὶ εἰσιόντος ᾔσθοντο τοῦ Φήληκος εἷς τὸ τῶν τροπαίων δωμάτιον.</text:p>
            <text:p text:style-name="P2">καῖ ἥκουσαν αὐτοῦ μασταρύζοντός τι καὶ λέγοντος ὅτι ’Ένεισί που· εἰκότως δ’ ἀποκρύπτονται.</text:p>
            <text:p text:style-name="P2">ὁ δ’ Ἄρειος σιωπῇ ἐσήμανε τοῖς ἄλλοις ἕπεσθαι.</text:p>
            <text:p text:style-name="P2">καὶ πάντες ἐκπεπληγμένοι εἷρπον κατὰ περίδρομον μακρὸν πανοπλίας ε”χοντα πολλάς.</text:p>
            <text:p text:style-name="P2">ἤκουον δ’ ἀεὶ τοῦ Φήληκος πλησιάζοντος.</text:p>
            <text:p text:style-name="P2">ἄφνω δέ ὁ Νεφελώδης δέει κεκραγὼς ἦρξε τρέχων· σφαλεὶς δέ μέσον ἥρπασε τὸν Ῥοῶνα ὥστ’ ἀμφότεροι ἄντικρυς πρὸς πανοπλίαν προσέκρουσαν.</text:p>
            <text:p text:style-name="P2">καῖ κτύπον ἐποίησαν τοσοῦτον ὥστε πάντας ἐγεῖραι τοῦς ἐν τῶ φρουρίῳ- ὁ δ’ ’Ἁρειος μέγα βοῶν <text:soft-page-break/>ἐκέλευσεν αὐτοὺς ἀποδραμεῖν ὡς τάχιστα.</text:p>
            <text:p text:style-name="P2">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ext:p text:style-name="P2">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ext:p text:style-name="P2">εἶτα σχίζοντες διείλκυσαν παραπέτασμά τι.</text:p>
            <text:p text:style-name="P2">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ext:p text:style-name="P2">Ἀλλὰ φθάσαντες ε”χομεν αὐτὸν οἶμαι, εἶπεν ὁ “Ἀρειος τῴ τοίχῳ ἐπερειδόμενος ἄσθματος μεστός.</text:p>
            <text:p text:style-name="P2">καῖ ψυχροῦ μὲν τοῦ τοίχου ᾔσθετο ὄντος θερμαινόμενος δ’ αὐτὸς ἱδρῶτα ἀπὸ τοῦ μετώπου στάζοντα ἀπέματτεν.</text:p>
            <text:p text:style-name="P2">ὁ μέντοι Νεφελώδης ὀκλάζων ἐπνευστία καὶ πολὺ ἐχρέμπτετο.</text:p>
            <text:p text:style-name="P2">ἡ δ’ αὖ Ἑρμιόνη ε”χασκε πάνυ φυσῶσα καὶ τῶν πλευρῶν ἐλαμβ- άνετο σφόδρα λυπουμένη.</text:p>
            <text:p text:style-name="P2">καὶ χαλεπῶς Οὐκ ἠγόρευον; ἔφη.</text:p>
            <text:p text:style-name="P2">ἠγόρευον γάρ.</text:p>
            <text:p text:style-name="P2">ἀλλ’ ὁ Ῥοών Ἀνάγκη δή, ἔφη, ὡς τάχιστα ἐπανελθεῖν εἷς τὸν τῶν Γρυφινδώρων πύργον.</text:p>
            <text:p text:style-name="P2">ἐκείνη δέ τῷ Ἁρείῳ Ἐξαπάτησε γὰρ σέ, ἔφη, ὁ Μάλθακος.</text:p>
            <text:p text:style-name="P2">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ext:p text:style-name="P2">καῖ ὁ ’Άρειος ἐνόμιζε μὲν αὐτὴν ὀρθῶς εἰπεῖν, ἀλλ’ οῦκ ἐν νῲ εἶχε τοῦτο μηνύειν τῇ γ’ Ἑρμιόνῃ, ’Ἴωμεν δῆτα.</text:p>
            <text:p text:style-name="P2">130 ΑΡΕιοΣ Πο ΤΗΡ οῦ μὴν εἵμαρτό γ’ αὐτοῦς ἀθῴους ἀπαλλάξαι.</text:p>
            <text:p text:style-name="P2">μικρὸν γὰρ προῦχώρησαν καὶ μοχλοῦ ψοφοῦντος ἐξῇξε τις ἐκ τοῦ ἔμπροσθεν αὐτῶν διδασκαλείου.</text:p>
            <text:p text:style-name="P2">καὶ μὴν Ποιφύκτης ἦν.</text:p>
            <text:p text:style-name="P2">κατιδὼν δ’ αὐτοὺς ἠλάλαξεν ὑφ’ ἡδονῆς.</text:p>
            <text:p text:style-name="P2">Σίγα, ὦ Ποίφυκτα, ἀντιβολῶ σέ.</text:p>
            <text:p text:style-name="P2"><text:soft-page-break/>ἐὰν δέ μή, πράξεις ὅπως ἐκπεσούμεθα.</text:p>
            <text:p text:style-name="P2">ὁ δ’ ἀνεκάγχασε πάνυ σαρδάνιον.</text:p>
            <text:p text:style-name="P2">Ἠ περιπολεῖτε μεσούσης τῆς νυκτός, ὦ βρεφύλλια; βομβάξ, ἔφη, βομβαλοβομβάξ, δέον δεδέσθαι δὴ κακῶς κακοὺς κακουργοῦντας.</text:p>
            <text:p text:style-name="P2">Οὐδ’ ἂν γένοιτο, εἰμὴ σὺ προδοίης ἡμᾶς.</text:p>
            <text:p text:style-name="P2">οὗτος δέ φωνὴν μέν ἀφῆκε θεοσεβὴς εἶναι δοκῶν, τὰ δ’ ὄμματα εἶδες ἂν ὡς πονηροῦ τινος φλέγοντα.</text:p>
            <text:p text:style-name="P2">Ἐγὼ γάρ, ἔφη, ὀφείλω τῷ Φήληκι λέγειν ταῦτα, ὑμᾶς δὴ ἅμα εὖ ποιήσων.</text:p>
            <text:p text:style-name="P2">ὁ δέ Ῥοών Ἐκποδών, ἔφη.</text:p>
            <text:p text:style-name="P2">καὶ ἅμα ἐπεχείρησεν ἐκείνῳ, ἀξύμ- φορόν τι ποιῶν, ὡς ἀπέβη.</text:p>
            <text:p text:style-name="P2">ὁ γὰρ Ποιφύκτης μεγίστῃ τῇ φωνῇ βοῶν Μαθηταὶ ἐκ κοιτῶν, ἔφη, μαθηταὶ ἐκ κοιτῶν κατὰ φίλτρων διαδρομήν.</text:p>
            <text:p text:style-name="P2">ε”πειτα δ’ ὀκλάσαντες ὡς παριόντες ἐκεῖνον ἀπέδραμον ὡς τάχιστα ἐπὶ τὸ ἔσχατον τῆς διαδρομῆς.</text:p>
            <text:p text:style-name="P2">ἐνταῦθα δ’ εἰς θύραν ἤραξαν κακῇ τύχῃ κεκλῃμένην.</text:p>
            <text:p text:style-name="P2">καὶ μάτην ε”ωσαν τὴν θύραν· Ἀπωλόμεθα, ἦ δ’ ὃς ὁ Ῥοὼν πολλῆς μετ ’ἀθυμίας πάντα γὰρ τὰ πράγματ ’ἀνατέτραπται.</text:p>
            <text:p text:style-name="P2">τίτοῖς τοιούτοις κακοῖς τις χρήσεται; ἤκουον γὰρ ψόφον ἤδη τοῦ Φήληκος ὡς τάχιστα βοηθοῦντος τῷ Ποιφύκτῃ.</text:p>
            <text:p text:style-name="P2">ἡ δ’ Ἑρμιόνη ἀγριουμένη Ἀναγε σαυτὸν ἐκποδών, ἔφη, καὶ ἁρπάσασα τὴν Ἀρείου ῥάβδον ἔκοψε τὰ κλῇθρα ψιθυρίζουσα ἅμα τὸ Ἀλωὼμωρά.</text:p>
            <text:p text:style-name="P2">λεπτὸν δέ κροτούντων τῶν κλῄθρων ἡ θύρα ἀνεῴχθη, οῖ δέ παῖδες διαβάντες ταχέως ε”κλεισαν αὐτὴν καὶ τὰ ὦτα προσεῖχον αὐτῇ ἀκουσόμενοι.</text:p>
            <text:p text:style-name="P2">καὶ μὴν ἥκουσαν τοῦ Φήληκος λέγοντος Ποῖ ἔβησαν, ὦ Ποίφυκτα,· εἰπέ μοι ὅσον τάχος.</text:p>
            <text:p text:style-name="P2">Λέγε μοι τὸ Εἰ σοῖ δοκεῖ.</text:p>
            <text:p text:style-name="P2">Οὐ μὴ πράγματα ποιήσεις μοι, ὦ Ποίφυκτα, ποῖ βεβήκασιν; Ούκ οῦδὲν ἐρῶ ἐὰν μὴ τὸ Εἴ σοῖ δοκεῖ λέγῃς.</text:p>
            <text:p text:style-name="P2">τοῦτ’ ε”φη δι’ ἀχθηδόνα λεπτόν τι καὶ γυναικεῖον ἐμφθεγξάμενος κατὰ τὸ ξύνηθες.</text:p>
            <text:p text:style-name="P2">Καλῶς ε”χει δῆτα, εἰ σοῖ δοκεῖ.</text:p>
            <text:p text:style-name="P2"><text:soft-page-break/>Οὐδέν, ἔφη μεγάλῃ τῇ φωνῇ.</text:p>
            <text:p text:style-name="P2">καὶπολλὰ κιχλίζων καῖ μωκώμενος ΗΠΕΡΙ ΜΕΣΑΣ ΝΥΚΤΑΣ ΜΟΝΟΜΑΞῙΑ 131 ἀναλαβών Εἶπον γάρ ὅτι οῦκ οὐδέν ἐροίην ἂν εἶ μὴ συ Εἰ σοὶ δοκεῖ λέγοις.</text:p>
            <text:p text:style-name="P2">καὶ εἶτα τοῦ μὲν Ποιφύκτου γελῶντος ἔτι ἤκουσαν ἀπᾴττοντος, τοῦ δέ Φήληκος ἅμα δι’ ὀργῆς λοιδοροῦντος ἐκεῖνον.</text:p>
            <text:p text:style-name="P2">ὁ δ’ Ἄρειος ψιθυρίζων Κεκλῃμένην γὰρ οἴεται, ἔφη, τήνδε τὴν θύραν.</text:p>
            <text:p text:style-name="P2">ἀσφαλεῖς οὖν ἐσμέν οἶμαι.</text:p>
            <text:p text:style-name="P2">ἀλλ’ ὦ Νεφέλωδες, μὴ ψαύσῃς μου.</text:p>
            <text:p text:style-name="P2">οὗτος γὰρ πάλαι ἥπτετο τῆς κοιτωνικῆς αὐτοῦ.</text:p>
            <text:p text:style-name="P2">Τί δέ δή; ἦ δ’ ὂς ὁ Ἄρειος.</text:p>
            <text:p text:style-name="P2">ἀλλὰ τί ἐστι σαφῶς εἶδε μεταστρεψάμενος.</text:p>
            <text:p text:style-name="P2">καῖ δι’ ἀκαρὲς ἐνένοησεν καί πάνυ ἐκ δειμάτων νυκτερίνων πεπλασμένον παρεῖναί οἱ δεινόν τι.</text:p>
            <text:p text:style-name="P2">τοῦτο γὰρ καθ’ ὑπερβολὴν δὴ εἶναι τοῖς τοσαῦτ’ ἤδη κακὰ παθοῦσιν.</text:p>
            <text:p text:style-name="P2">καὶ γὰρ ἐν δωματίῳ μὲν οὐκ ἄρ’ ἦσαν, ἀλλ’ ἐν διαδρομῄ τινὶ ε”τυχον ὄντες.</text:p>
            <text:p text:style-name="P2">συνῄδεσαν δ’ εὐθύς ἑαυτοῖς ἐν τῇ ἀπορρήτῳ γενομ- ένοις διαδρομῇ τῇ ἐπὶ τοῦ τριστέγου.</text:p>
            <text:p text:style-name="P2">καὶ νῦν δὴ ᾔδεσαν διὰ τί ἀπόρρητον εἴη.</text:p>
            <text:p text:style-name="P2">κατ’ ὀφθαλμοὺς ῆν αὐτοῖς κυνὸς χρῆμα μέγα.</text:p>
            <text:p text:style-name="P2">ὁ δέ ἐπλήρου τὸ πᾶν ἀφ’ ὀρόφου μέχρι ἐδάφους.</text:p>
            <text:p text:style-name="P2">κεφαλὰς μὲν γὰρ εἶχε τρεῖς, οῖ δ’ ὀφθαλμοὶ καθ’ ἑκάστην μανικῶς ἐνεκυκλοῦντο.</text:p>
            <text:p text:style-name="P2">ἐκ δέ τῶν τριῶν ῥυγχῶν πνεύματ’ ἤκουσας ἄν μυκτηρόκομπα αὐτοῦ ἀγχίμολον προσιόντος.</text:p>
            <text:p text:style-name="P2">στόματα δ’ ἦν αὐτῷ τρία πάνυ σιαλοχοῦντα, στάζοντα ἀεὶ πτύαλον ἀπ’ ὀδόντων ὑποξάνθων πολὺ καθάπερ καλώδια φλεγματώδη.</text:p>
            <text:p text:style-name="P2">καί τὸ παραυτίκα ἡσύχαζεν ἀκίνητος, δεδορκὼς πρὸς αὐτοὺς ἀτενέσι τοῖς ὄμμασιν ἒξ οὖσιν.</text:p>
            <text:p text:style-name="P2">ὁ δ’ Ἄρειος ἠπίστατο γοῦν τάδε· φανέντες γὰρ αὐτοὶ ἐξ ἀπροσδοκήτου λαθεῖν δήπου τὸ πελώριον, καί δί ούδέν ἄλλο οὔπω τεθνάναι.</text:p>
            <text:p text:style-name="P2">ἀλλ’ οὖν ὁ κύων δηλονότι μέλλων ἥδη ταῦτ’ ἐξορθώσειν πολλὴν ἀνίει κλαγγὴν καῖ ὑλαγμὸν βροντῆς ὀλίγον διαφέροντα.</text:p>
            <text:p text:style-name="P2">καὶ ὁ “Ἀρειος τοι) μοχλὸν ἐψηλάφησε λογιζόμενος <text:soft-page-break/>ὅτι βέλτιον ἔσται τῷ Φήληκι ἀπαντῆσαι ἢ τῷ θανάτῳ.</text:p>
            <text:p text:style-name="P2">καὶ ὕπτιοι ἐκπεσόντες καὶ ἐπισπάσαντος τοῦ Ἁρείου τὴν θύραν ἔτρεχον ἤδη μᾶλλον δέ ἐπέτοντο πάλιν κατὰ τὴν διαδρομήν.</text:p>
            <text:p text:style-name="P2">ὁ δέ Φήληξ ἄλλοσε ἐπειγόμενος δήπου ἐζήτει αὐτούς.</text:p>
            <text:p text:style-name="P2">οῦ γὰρ εἶδον ἐκεῖνον οὐδαμοῦ - ού μὴν οὐδ’ ἐμέλησεν αὐτοῖς βουλομένοις γε τοσοῦτο ἀπέχειν τοῦ κυνὸς ὅσον ἐνεδέχετο.</text:p>
            <text:p text:style-name="P2">οὐδ’ ε”ληξαν τρέχοντες πρὶν ἀφίκοντο πρὸς τὴν τῆς παχείας εἰκόνα ἐπὶ τοῦ ἑβδόμου ὀρόφου.</text:p>
            <text:p text:style-name="P2">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ext:p text:style-name="P2">132 ΑΡΕΙοΣ Πο ΤΗΡ ὁ δ’ ’Ἀρειος ἀσθμαίνων Οὐδέν διαφέρει, ε”φη καὶ ἀκούσασα ῥύγχος χοίρειον, ῥύγχος χοίρειον ἡ εἰκὼν πρόσω ἔρρεψεν.</text:p>
            <text:p text:style-name="P2">ἐκεῖνοι δέ ἐπανελθόντες εἰς τὸ κοινεῖον, ἐκάθισαν ἑαυτοὺς κατὰ τοὺς θρόνους πολὺ ἔτι φρίττοντες.</text:p>
            <text:p text:style-name="P2">καί ἐπὶ μήκιστον οὐδὲν εἶπον· καί ὁ Νεφελώδης οὐκ ἐδόκει οὐδέν ποτε μετέπειτα φθέγξεσθαι.</text:p>
            <text:p text:style-name="P2">τέλος δέ ὁ Ῥοών Ἐπὶ τί, ἔφη, κατακλῄουσι τὸν τοιοῦτον κύνα ἐν παιδευτηρίῳ,· οὗτος γὰρ εἴ τις ἄλλος σωμασκίας δεῖται.</text:p>
            <text:p text:style-name="P2">ἀλλ’ ἡ Ἑρμιόνη ἤδη οὐ μόνον ἀνέπνευσε τοῦ πόνου, ἀλλὰ καί τὴν ἐωθυῖαν δυσκολίαν ἀνέλαβεν.</text:p>
            <text:p text:style-name="P2">Οὔκουν, ἔφη, τοῖς ὀφθαλμοῖς χρῆσθε οὐδέποτε.</text:p>
            <text:p text:style-name="P2">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ext:p text:style-name="P2">δῆλον ὅτι φυλάττει τι.</text:p>
            <text:p text:style-name="P2">καὶ ἀνέστη δεινὸν βλέπουσα πρὸς αὐτούς.</text:p>
            <text:p text:style-name="P2">Ὑμεῖς γοῦν ἀγαπᾶτε ταῦτα δήπου.</text:p>
            <text:p text:style-name="P2">πάντες γὰρ ἐκινδυνεύομεν ἀποθανεῖν, μᾶλλον δ’ ἐκπεσεῖν.</text:p>
            <text:p text:style-name="P2">καί νυνί κοιμήσομαι, εἴ γε δοκεῖ ὑμῖν.</text:p>
            <text:p text:style-name="P2">Δοκεῖ γε, ἦ δ’ ὃς ὁ Ῥοών κεχηνὼς ἔτι πρὸς αὐτὴν ἀτενίζων.</text:p>
            <text:p text:style-name="P2">ἀλλὰ νὴ Δία ἠναγκάσαμεν αὐτὴν συγγενέσθαι.</text:p>
            <text:p text:style-name="P2"><text:soft-page-break/>ἠ ὀρθῶς λέγω; ἀλλ’ οὖν ἥ γ’ Ἑρμιόνη παρέσχε τι τῷ Ἁρείῳ οῖον δέοι ἂν λογίζ- εσθαι πάλιν εἷς κοίτην ἐπανελθόντι.</text:p>
            <text:p text:style-name="P2">τὸν γὰρ κύνα φυλάττειν τι.</text:p>
            <text:p text:style-name="P2">τί δὲ ὁ Ἁγριώδης εἴρηκε, τὸν Γριγγώτου εἶναι χωρίον ἀσφαλέστατον τοῖς χρῆμά τι φυλάττουσι πλὴν τοῦ Ὑογοήτου.</text:p>
            <text:p text:style-name="P2">ὁ γὰρ Ἄρειος, ὤς γ’ ἐφαίνετο, ηὑρήκει τὸ αὐχμηρὸν σκεῦος ἐκεῖνο τὸ ἀπὸ τῆς κατώρυχος ἑπτακοσιοστῆς καὶ τρισκαιδεκάτης Α , ι που εστιν.</text:p>
            <text:p text:style-name="P2">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ext:p text:style-name="P2">καί μὴν οὗτοι ἤδη ἐνόμιζον τὸ τοῦ κυνὸς τρικεφάλου λαμπρόν τι εἶναι καὶ εἷς τοσοῦτο ἀξιόλογον ὥστε ἑκόντες παθεῖν ἂν παρόμοιόν τι.</text:p>
            <text:p text:style-name="P2">ὁ Ἄρειος τοίνυν ἐδίδαξε τὸν Ῥοῶνα τὰ τοῦ σκεύους τοῦ αὐχμηροῦ, ὅπως μετεκομίσθη τοῦτο ἐκ Γριγγώτου εἰς Ὑογοήτου ὡς ε’ὀικε.</text:p>
            <text:p text:style-name="P2">καῖ χρόνον διέτριψαν πολὺν σκοπούμενοι ὁποῖόν τι δὴ τύχοι δεόμενον τοῦ ἐν φυλακῇ τοσαύτῃ κατέχεσθαι.</text:p>
            <text:p text:style-name="P2">καὶ ὁ Ῥοών Ἲ-Ῑ πολυτελέστατόν τί ἐστιν, ἔφη, ἢ οἷόν τε πολλὰ λυμαίνεσθαι.</text:p>
            <text:p text:style-name="P2">“Ὴ καί τὰ ἀμφότερα ἰσχύει, ἡδ’ ὃς ὁ Ἄρειος.</text:p>
            <text:p text:style-name="P2">ἀλλ’ ἐπειδὴ οὐδὲν περὶ τοῦ κρυπτοῦ ᾔδεσαν πλὴν ὅτι διδάκτυλόν ἐστιν, οὐ κινδυνεύοιεν ἂν εἰκάσαι τί ἐστιν εἶ μὴ πλείω εὕροιεν.</text:p>
            <text:p text:style-name="P2">ἀλλ’ οὔθ’ ὁ Νεφελώδης οὔθ’ ἡ Ἑρμιόνη ἐσπούδαζεν εἰδέναι τί ὑπόκειται τῷ κυνὶ καῖ τῇ θύρᾳ τῇ ἐπιρρακτῇ.</text:p>
            <text:p text:style-name="P2">καὶ ἐκείνῳ γοῦν οὐδὲν ἐμέλει ὑπὲρ τὸ μὴ συνεῖναί ποτε τῷ κυνί.</text:p>
            <text:p text:style-name="P2">ἀλλ’ἢ Ἑρμιόνη οὐκέτ’ ἤθελε διαλέγεσθαι οὔτε τῷ Ἁρείῳ οὔτε τῴ Ῥοῶνι.</text:p>
            <text:p text:style-name="P2">οἶ δέ διὰ τὴν πολυπραγμοσύνην αὐτῆς τοῦτ’ ἀγαθόν τι ἐνόμιζον.</text:p>
            <text:p text:style-name="P2">ἤλπιζον δ’ οὖν δίκας λήψεσθαι τοῦ Μαλθάκου· τοῦτο γὰρ μέγιστον ἦν αὐτοῖς.</text:p>
            <text:p text:style-name="P2">ὥστε μάλισθ’ ἥδοντο ού πολλῷ ὕστερον, τοῦ ἀγγέλου χρῆμά τι κομίσαντος πάνυ σύμμετρον <text:soft-page-break/>πρὸς τὴν τιμωρίαν.</text:p>
            <text:p text:style-name="P2">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ext:p text:style-name="P2">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ext:p text:style-name="P2">καῖ αὗταί γε μὲν ἄρτι ἐκποδὼν ε”πταντο, ἄλλη δέ τις ἐπιστολὴν ἀφῆκεν ἐπὶ τὸ σκεῦος.</text:p>
            <text:p text:style-name="P2">1 34 ΑΡΕιοΣ Πο ΤΗΡ ὁ δ’ ’Ἁρειος τήν γ’ ἐπιστολὴν πρῶτον ἔλυσεν, εὖ ποιῶν.</text:p>
            <text:p text:style-name="P2">ἀνέγνω γὰρ τάδε· Μαγονωγαλέα Ἁρείῳ Ποτῆρι οὗ μὴ λύσεις τὸ σκεῦος μεταξῦ ἀριστῶν.</text:p>
            <text:p text:style-name="P2">ἔνεστιν ὁ Ὑπερνεφελός Δισχιλιοστὸς σοῦ νεοχμός.</text:p>
            <text:p text:style-name="P2">ἀλλ’ οὐκ ἐθέλω πάντας συνειδέναι σοὶ σάρον ἔχοντι.</text:p>
            <text:p text:style-name="P2">αὐτοὶ γὰρ ἐπιθυμοῖεν ἂν τοιοῦτο λαβεῖν.</text:p>
            <text:p text:style-name="P2">ὁ Ὀλοφώϊος ρΎλης πρὸς τῷ ι’καροσφαιριστηρίῳ συμβαλεῖ σοὶ περὶ πρώτην φυλακὴν τῆς νυκτὸς τὸ πρῶτον γυμνασομένῳ.</text:p>
            <text:p text:style-name="P2">ἔρρωσο.</text:p>
            <text:p text:style-name="P2">ὁ δ”Ἀρειος δῆλος ἦν γεγηθὼς ἐν ᾧ ἐδίδου τὴν ἐπιστολὴν τῷ Ῥοῶνι ἀναγνῶναι.</text:p>
            <text:p text:style-name="P2">ὁ δέ ὥσπερ ἐπιφθόνως διακείμενος αὐτῷ εἶπεν ὅτι Ὠ Ὑπερ- νεφελὸς Δισχιλιοστός.</text:p>
            <text:p text:style-name="P2">οὐδ’ ἡψάμην οὐδέποτε τοῦ τοιούτου.</text:p>
            <text:p text:style-name="P2">ἐπειγόμενοι δέ ταχέως ἀπέβησαν ἐκ τοῦ μεγάρου, θέλοντες ι’δίᾳ λῦσαι τὸ σάρον πρὸ τῆς πρῶ σχολῆς.</text:p>
            <text:p text:style-name="P2">ἀλλὰ μέχρι μέσης τῆς αὐλῆς μόνον προχωρήσαντες συνέβαλον τῷ Καρκίνῳ καῖ τῷ Κέρκοπι φράττουσι τὴν κλίμακα.</text:p>
            <text:p text:style-name="P2">ὁ δέ Μάλθακος τὸ σκεῦος ἀναρπάσας ἐψηλάφησεν.</text:p>
            <text:p text:style-name="P2">βαλὼν δέ πάλιν αὐτὸ πρὸς τὸν“Άρειον ἐφαίνετο ἅμα καὶ ἐπίφθονος ὢν καῖ δυσμενής.</text:p>
            <text:p text:style-name="P2">’ἷΗ καῖ σάρον ἐστίν, ἔφη.</text:p>
            <text:p text:style-name="P2">δίκας οὖν δώσει τὸ νῦν, ὦ Ποτέρ, οὐκ ἐξὸν τοῖς γε πρωτοπείροις ἔχειν τὰ τοιαῦτα.</text:p>
            <text:p text:style-name="P2">ὁ Ῥοών μέντοι ἀπὸ ταύτομάτου Ἀλλ’ οὔκ ἔστιν, ἐφη, τοῦτο τῶν ἐπιτυχόντων σάρων τῶν ἐγκυκλίων <text:soft-page-break/>Ὑπερνεφελός γάρ ἐστι Δισχιλ- ιοστός.</text:p>
            <text:p text:style-name="P2">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ext:p text:style-name="P2">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ext:p text:style-name="P2">μέλλοντος δ’ ἔτι τοῦ Ῥοῶνος ἀποκρινεῖσθαι, ὁ σοφιστὴς Φιλη- τικός παρὰ τῷ Μαλθάκῳ ἐφάνη.</text:p>
            <text:p text:style-name="P2">Μῶν ἐρίζετέ μοι, ἔφη τῇ φωνῇ γυναικείᾳ.</text:p>
            <text:p text:style-name="P2">Ὁ γὰρ Ποτὴρ σάρον δέδεκται, ὦ σοφιστά, εἶπεν εὐθύς ὁ Μάλθακος, ι.</text:p>
            <text:p text:style-name="P2">τί δῆτα αἵδε ποιοῦσιν, ἐδείκνυ γὰρ τὰς σφαίρας τρεῖς ἔτι ἐν τῇ κιβωτῷ κειμένας.</text:p>
            <text:p text:style-name="P2">Δηλώσω σοὶ νυνί.</text:p>
            <text:p text:style-name="P2">λαβέ τόδε.</text:p>
            <text:p text:style-name="P2">ΤΑ ΝΕΚΥΣΙΑ 137 καὶ ε”δωκε τῷ Ἁρείῳ ῥόπαλόν τι μικρὸν οὐ πολὺ διαφέρον τοῦ τῆς σφαιριστικῆς ἣν αἱ παρ’ ἡμῖν παρθένοι παίζουσι.</text:p>
            <text:p text:style-name="P2">Δηλώσω σοὶ ὅ τι ποιεῖ τὰ ῥοπαλοσφαίρια.</text:p>
            <text:p text:style-name="P2">τώδε γὰρ ἐστὸν ῥοπαλοσφαιρίω, καὶ ἔδειξεν αὐτῷ δύο σφαίρας ὁμοίας ἀλλήλαις, μελαίνας οὔσας καῖ ὀλίγῳ μικροτέρας τῆς κοκκίνης.</text:p>
            <text:p text:style-name="P2">αἱ δ’ ἐδόκουν τῷ ’Ἀρείῳ συν- τείνειν ὡς φευξόμεναι ἀπὸ τῶν ἱμάντων οἷς ἐν κιβωτῷ κατέχονται.</text:p>
            <text:p text:style-name="P2">Ἀπόστηθι ἐκ τοῦ μέσου, εἶπεν ἐκεῖνος νουθετῶν τὸν ’Άρειον.</text:p>
            <text:p text:style-name="P2">καὶ νεύσας ε”λυσεν ἓν τῶν ῥοπαλοσφαιρίων.</text:p>
            <text:p text:style-name="P2">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ext:p text:style-name="P2">κᾶπειτα περιδινῆσαν τοῦτο τὰς κεφαλὰς αὐτῶν μετῆλθε τὸν ’Ύλην ὁ δέ ἐνηλάμενος καὶ χαμᾶζε βιασάμενος μόλις κατέλαβεν αὐτό.</text:p>
            <text:p text:style-name="P2">ὟΗ δῆλον; ε”φη πνευστιῶν τι μεταξὺ <text:soft-page-break/>καταβιαζόμενός τε τὸ ῥοπαλο- σφαίριον ε”τι παλαίων αὐτῷ βεβαίως δέων εἷς τὴν κιβωτόν.</text:p>
            <text:p text:style-name="P2">Τὰ ῥοπαλοσφαίρια ᾄττει ἅνω καί κάτω ἐκκρούσοντα τοὺς σφαιριστὰς ἀπὸ τῶν σάρων.</text:p>
            <text:p text:style-name="P2">διὸ χρὴ δύο ῥαιστῆρας ἐν ἀγέλῃ ἔχειν, ἀτὰρ καὶ οἱ δίδυμοι Εὐισήλιοι ἡμέτεροί εἶσι ραιστῆρες.</text:p>
            <text:p text:style-name="P2">ἔργον ἐστὶν ἀμύνειν μὲν τὰ ῥοπαλοσφαίρια τοῖς σφετέροις, ἀποκρούειν δέ πρὸς τοὺς ἐναν- τίους.</text:p>
            <text:p text:style-name="P2">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ext:p text:style-name="P2">Εὖ γε.</text:p>
            <text:p text:style-name="P2">Ἡ ποτέ ἀπέκτεινέ τινα τὰ ῥοπαλοσφαίρια; εἶπεν ἐκεῖνος ἐλπίζων μὴ δοκήσειν ἄγαν σπουδαῖος εἶναι.</text:p>
            <text:p text:style-name="P2">Τῶν γε Ὑογοητίων οὐδένα.</text:p>
            <text:p text:style-name="P2">ὀλίγοι γὰρ τὴν σιαγόνα κατ- εάγασιν, οὐδέν δέ ὑπὲρ ταῦτα γέγονεν οὐδεπώποτε.</text:p>
            <text:p text:style-name="P2">ἄγε δή.</text:p>
            <text:p text:style-name="P2">ὁ γὰρ ἐπίλοιπος τῶν σφαιριστῶν ζητητής ἐστι.</text:p>
            <text:p text:style-name="P2">ζητητὴν δ’ ὄντα σε’ οὐ δεῖ πράγματα ε”χειν ὑπὲρ τοῦ κολοφῶνος ἢ τῶν ῥοπαλοσφαιρίων - - Ἠν γε μὴ τὴν κεφαλήν μου δηλαδὴ καταρρήξωσι.</text:p>
            <text:p text:style-name="P2">Μηδὲν φροντίσῃς τούτου.</text:p>
            <text:p text:style-name="P2">οἱ γὰρ Εὐισήλιοι τεχνικώτεροί εἰσι πολλῷ τῶν ῥοπαλοσφαιρίων, πεφυκότες αὐτοὶ ὁμοῖοι ἀνθρωπίνοις δὴ ῥοπαλοσφαιρίοις.</text:p>
            <text:p text:style-name="P2">καὶ ἐκ τῆς κιβωτοῦ ε”λαβε τέλος τὴν τετάρτην σφαῖραν.</text:p>
            <text:p text:style-name="P2">παρα- τιθεμένη δέ τῷ τε κολοφῶνι καῖ τοῖς ῥοπαλοσφαιρίοις μικρότατον 138 ΑΡΕῙΟΣ Πο ΤΗΡ ἦν, πάνυ ὁμοιούμενον τὸ μέγεθος καρύῳ μεγάλῳ.</text:p>
            <text:p text:style-name="P2">χρυσοῦν δ’ ἦν καὶ ἐρριπίζετο συνεχῶς τὰ πτερὰ μικρὰ καὶ ἀργυρᾶ.</text:p>
            <text:p text:style-name="P2">Καὶ μὴν τοῦτο, ἔφη, φθαστέον ἐστὶ χρυσοῦν, ἀξιόλογον ὂν ὑπὲρ τὰς ἄλλας σφαίρας.</text:p>
            <text:p text:style-name="P2">καὶ πάνυ δυσάλωτόν ἐστιν οὕτω ταχὺ ὂν καὶ δυσόρατον.</text:p>
            <text:p text:style-name="P2">ἔργον δ’ οὖν τῷ ζητητῇ λαβεῖν αὐτό.</text:p>
            <text:p text:style-name="P2">δεῖ σε περιπετόμε- νον μεταξὺ τῶν τε θηρευτῶν καὶ τῶν ῥαιστήρων καῖ τῶν ῥοπαλο- σφαιρίων καὶ δὴ <text:soft-page-break/>καὶ τοῦ κολοφῶνος φθάσαι τὸν ἕτερον ζητητὴν λαβόντα τὸ φθαστέον.</text:p>
            <text:p text:style-name="P2">ὁπότερος ἂν λάβῃ τὸ φθαστέον προσέτι κερ- δαίνει ἕκατον πεντήκοντα τίμια ὑπὲρ τῆς ἑαυτοῦ οἰκίας.</text:p>
            <text:p text:style-name="P2">ὥστε νικᾷ αὕτη ἡ οἰκία ὡς ἐπὶ τὸ πολύ.</text:p>
            <text:p text:style-name="P2">καὶ διὰ τοῦτο τοῖς ζητηταῖς πολλάκις ἐκ προνοίας προσπίπτει τις.</text:p>
            <text:p text:style-name="P2">ἡ δ ’ ι’καροσφαιρικὴ οὗ τελευτᾷ πρὶν ἂν ἕλῃ τις τὸ φθαστέον, ὥστε τὸν ἀγῶνα εἰς μακρὸν πολλάκις χρονίζεσθαι.</text:p>
            <text:p text:style-name="P2">ἦν γὰρ ὅτε, τὸ ἀγωνιστικώτατον, τρεῖς μῆνας ἐχρονίσατο.</text:p>
            <text:p text:style-name="P2">ε”δει γὰρ ἀεὶ ἀντεισάγειν τούς ἐπιτάκτους ὅπως οἱ σφαιρισταί ὕπνου τύχοιεν.</text:p>
            <text:p text:style-name="P2">τοιαῦτα μὲν δὴ ταῦτα.</text:p>
            <text:p text:style-name="P2">ἦ θέλεις ε”τι ἐρωτῆσαί τι; ἀνένευσε δ’ ὁ Ἄρειος, ὡς εἰδὼς μὲν τί δραστέον, ἀγνοῶν δ’ ὅπως.</text:p>
            <text:p text:style-name="P2">ἐκεῖνος δ’ εὐλαβούμενος πάλιν ε”κλεισε τὸ φθαστέον εἷς τὴν κιβωτόν.</text:p>
            <text:p text:style-name="P2">Ἀλλ’ οὔπω, ἔφη, γυμναζώμεθα μετὰ τοῦ φθαστέου, σκο- ταῖοι δ’ ἤδη τάχ’ ἂν ἀπολέσαιμεν αὐτό.</text:p>
            <text:p text:style-name="P2">πειρώμεθα δὴ τάδε.</text:p>
            <text:p text:style-name="P2">ἔλαβε δέ μαρσίππιον ἐκ τοῦ κόλπου ε”χον ὀλίγα σφαιρία ἐγκύκλια τοῦ γκόλφ.</text:p>
            <text:p text:style-name="P2">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ext:p text:style-name="P2">καὶ ἐν ἀκαρεῖ ἀμφότεροι ἐμετεωρίζοντο, ὁ μὲν ἐρρωμένως παν- ταχόσε ῥίπτων τὰ σφαιρία, ὁ δέ κατὰ τὸ δυνατὸν ἐπιχειρῶν ἅμα καταλαβεῖν.</text:p>
            <text:p text:style-name="P2">πάντα δέ ἐνδεχομένου τοῦ Ἃρείου, ἐκεῖνος μάλισθ’ ἥδετο.</text:p>
            <text:p text:style-name="P2">μετὰ δ’ ἡμιώριον πολλῆς ἤδη νυκτὸς γενομένης οὐκέτ’ ἦν σφαιρίζειν.</text:p>
            <text:p text:style-name="P2">Ἠ μὴν τὴν Φιάλην ἐκείνην τὴν ἶκαροσφαιρικὴν εὖ οἶδ’ ὅτι τῆτες οἶσόμεθα.</text:p>
            <text:p text:style-name="P2">τοῦτο γὰρ ὁ Ὕλης πολλῆς μετ’ εὐψυχίας ε”λεγεν ἐν ᾧ ἐβάδιζον πάλιν πρὸς τὸ φρούριον.</text:p>
            <text:p text:style-name="P2">Οὐ γὰρ παράδοξον ἂν εἴη εἰ σύ τέλος ἀποβαίη βελτίων γενόμενος τοῦ Καρόλου Εὖισηλίου.</text:p>
            <text:p text:style-name="P2">οὗτος γὰρ ἐσφαίρισεν ἂν μετὰ τῆς τῶν ’Ἁγγλων <text:soft-page-break/>ἀγέλης, εἰ μὴ ἀπῆλθε τοὺς δράκοντας θηρεύσων.</text:p>
            <text:p text:style-name="P2">»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ext:p text:style-name="P2">τὸ γὰρ φρούριον πάνυ οἰκειότερον ἥδη δοκεῖν αὐτῷ τῆς ΤΑ ΝΕΚΥΣΙΑ 139</text:p>
          </table:table-cell>
          <table:table-cell table:style-name="Table5.A1" office:value-type="string">
            <text:p text:style-name="P1">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text:p>
            <text:p text:style-name="P1">Flying lessons would be starting on Thursday -- and Gryffindor and Slytherin would be learning together.</text:p>
            <text:p text:style-name="P1">"Typical," said Harry darkly. "Just what I always wanted. To make a fool of myself on a broomstick in front of Malfoy."</text:p>
            <text:p text:style-name="P1">He had been looking forward to learning to fly more than anything else.</text:p>
            <text:p text:style-name="P1">"You don't know that you'll make a fool of yourself," said Ron reasonably. "Anyway, I know Malfoy's always going on about how good he is at Quidditch, but I bet that's all talk."</text:p>
            <text:p text:style-name="P1">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text:p>
            <text:p text:style-name="P1">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text:p>
            <text:p text:style-name="P1">Neville had never been on a broomstick in his life, because his grandmother had never let him near <text:soft-page-break/>one. Privately, Harry felt she'd had good reason, because Neville managed to have an extraordinary number of accidents even with both feet on the ground.</text:p>
            <text:p text:style-name="P1">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very pleased when Hermione's lecture was interrupted by the arrival of the mail.</text:p>
            <text:p text:style-name="P1">Harry hadn't had a single letter since Hagrid's note, something that Malfoy had been quick to notice, of course. Malfoy's eagle owl was always bringing him packages of sweets from home, which he opened gloatingly at the Slytherin table.</text:p>
            <text:p text:style-name="P1">A barn owl brought Neville a small package from his grandmother. He opened it excitedly and showed them a glass ball the size of a large marble, which seemed to be full of white smoke.</text:p>
            <text:p text:style-name="P1">"It's a Remembrall!" he explained. "Gran knows I forget things -- this tells you if there's something you've forgotten to do. Look, you hold it tight like this and if it turns red -- oh..." His face fell, because the Remembrall had suddenly glowed scarlet, "You've forgotten something..."</text:p>
            <text:p text:style-name="P1">Neville was trying to remember what he'd forgotten when Draco Malfoy, who was passing the Gryffindor table, snatched the Remembrall out of his hand.</text:p>
            <text:p text:style-name="P1">Harry and Ron jumped to their feet. They were half hoping for a reason to fight Malfay, but Professor McGonagall, who could spot trouble quicker than any teacher in the school, was there in a flash.</text:p>
            <text:p text:style-name="P1">"What's going on?"</text:p>
            <text:p text:style-name="P1">"Malfoy's got my Remembrall, Professor."</text:p>
            <text:p text:style-name="P1">Scowling, Malfoy quickly dropped the Remembrall back on the table.</text:p>
            <text:p text:style-name="P1">"Just looking," he said, and he sloped away with Crabbe and Goyle behind him.</text:p>
            <text:p text:style-name="P1">At three-thirty that afternoon, Harry, Ron, and the other Gryffindors hurried down the front steps onto the grounds for their first flying lesson. It was a clear, breezy day, and the grass rippled under their feet as they marched down the sloping lawns <text:soft-page-break/>toward a smooth, flat lawn on the opposite side of the grounds to the forbidden forest, whose trees were swaying darkly in the distance.</text:p>
            <text:p text:style-name="P1">The Slytherins were already there, and so were twenty broomsticks lying in neat lines on the ground. Harry had heard Fred and George Weasley complain about the school brooms, saying that some of them started to vibrate if you flew too high, or always flew slightly to the left.</text:p>
            <text:p text:style-name="P1">Their teacher, Madam Hooch, arrived. She had short, gray hair, and yellow eyes like a hawk.</text:p>
            <text:p text:style-name="P1">"Well, what are you all waiting for?" she barked. "Everyone stand by a broomstick. Come on, hurry up."</text:p>
            <text:p text:style-name="P1">Harry glanced down at his broom. It was old and some of the twigs stuck out at odd angles.</text:p>
            <text:p text:style-name="P1">"Stick out your right hand over your broom," called Madam Hooch at the front, "and say 'Up!"' "UPF everyone shouted.</text:p>
            <text:p text:style-name="P1">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text:p>
            <text:p text:style-name="P1">Madam Hooch then showed them how to mount their brooms without sliding off the end, and walked up and down the rows correcting their grips.</text:p>
            <text:p text:style-name="P1">Harry and Ron were delighted when she told Malfoy he'd been doing it wrong for years.</text:p>
            <text:p text:style-name="P1">"Now, when I blow my whistle, you kick off from the ground, hard," said Madam Hooch. "Keep your brooms steady, rise a few feet, and then come straight back down by leaning forward slightly. On my whistle -- three -- two --"</text:p>
            <text:p text:style-name="P1">But Neville, nervous and jumpy and frightened of being left on the ground, pushed off hard before the whistle had touched Madam Hooch's lips.</text:p>
            <text:p text:style-name="P1">"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text:soft-page-break/>sight.</text:p>
            <text:p text:style-name="P1">Madam Hooch was bending over Neville, her face as white as his.</text:p>
            <text:p text:style-name="P1">"Broken wrist," Harry heard her mutter. "Come on, boy -- it's all right, up you get.".</text:p>
            <text:p text:style-name="P1">She turned to the rest of the class.</text:p>
            <text:p text:style-name="P1">"None of you is to move while I take this boy to the hospital wing! You leave those brooms where they are or you'll be out of Hogwarts before you can say 'Quidditch.' Come on, dear."</text:p>
            <text:p text:style-name="P1">Neville, his face tear-streaked, clutching his wrist, hobbled off with Madam Hooch, who had her arm around him.</text:p>
            <text:p text:style-name="P1">No sooner were they out of earshot than Malfoy burst into laughter.</text:p>
            <text:p text:style-name="P1">"Did you see his face, the great lump?"</text:p>
            <text:p text:style-name="P1">The other Slytherins joined in.</text:p>
            <text:p text:style-name="P1">"Shut up, Malfoy," snapped Parvati Patil.</text:p>
            <text:p text:style-name="P1">"Ooh, sticking up for Longbottom?" said Pansy Parkinson, a hard-faced Slytherin girl. "Never thought you'd like fat little crybabies, Parvati."</text:p>
            <text:p text:style-name="P1">"Look!" said Malfoy, darting forward and snatching something out of the grass. "It's that stupid thing Longbottom's gran sent him."</text:p>
            <text:p text:style-name="P1">The Remembrall glittered in the sun as he held it up.</text:p>
            <text:p text:style-name="P1">"Give that here, Malfoy," said Harry quietly. Everyone stopped talking to watch.</text:p>
            <text:p text:style-name="P1">Malfoy smiled nastily.</text:p>
            <text:p text:style-name="P1">"I think I'll leave it somewhere for Longbottom to find -- how about -- up a tree?"</text:p>
            <text:p text:style-name="P1">"Give it here!" Harry yelled, but Malfoy had leapt onto his broomstick and taken off. He hadn't been lying, he could fly well. Hovering level with the topmost branches of an oak he called, "Come and get it, Potter!"</text:p>
            <text:p text:style-name="P1">Harry grabbed his broom.</text:p>
            <text:p text:style-name="P1">"No!" shouted Hermione Granger. "Madam Hooch told us not to move -- you'll get us all into trouble."</text:p>
            <text:p text:style-name="P1">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text:p>
            <text:p text:style-name="P1"><text:soft-page-break/>He turned his broomstick sharply to face Malfoy in midair. Malfoy looked stunned.</text:p>
            <text:p text:style-name="P1">"Give it here," Harry called, "or I'll knock you off that broom!" "Oh, yeah?" said Malfoy, trying to sneer, but looking worried.</text:p>
            <text:p text:style-name="P1">Harry knew, somehow, what to do. He leaned forward and grasped the broom tightly in both hands, and it shot toward Malfay like a javelin. Malfoy only just got out of the way in time; Harry made a sharp about-face and held the broom steady. A few people below were clapping.</text:p>
            <text:p text:style-name="P1">"No Crabbe and Goyle up here to save your neck, Malfoy," Harry called.</text:p>
            <text:p text:style-name="P1">The same thought seemed to have struck Malfoy.</text:p>
            <text:p text:style-name="P1">"Catch it if you can, then!" he shouted, and he threw the glass ball high into the air and streaked back toward the ground.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text:p>
            <text:p text:style-name="P1">"HARRY POTTER!"</text:p>
            <text:p text:style-name="P1">His heart sank faster than he'd just dived. Professor McGonagall was running toward them. He got to his feet, trembling.</text:p>
            <text:p text:style-name="P1">"Never -- in all my time at Hogwarts --"</text:p>
            <text:p text:style-name="P1">Professor McGonagall was almost speechless with shock, and her glasses flashed furiously, "-- how dare you -- might have broken your neck --"</text:p>
            <text:p text:style-name="P1">"It wasn't his fault, Professor --"</text:p>
            <text:p text:style-name="P1">"Be quiet, Miss Patil "But Malfoy --"</text:p>
            <text:p text:style-name="P1">"That's enough, Mr. Weasley. Potter, follow me, now."</text:p>
            <text:p text:style-name="P1">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ext:soft-page-break/>turned up on the doorstep? Up the front steps, up the marble staircase inside, and still Professor McGonagall didn't say a word to him. She 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text:p>
            <text:p text:style-name="P1">Professor McGonagall stopped outside a classroom. She opened the door and poked her head inside.</text:p>
            <text:p text:style-name="P1">"Excuse me, Professor Flitwick, could I borrow Wood for a moment?"</text:p>
            <text:p text:style-name="P1">Wood? thought Harry, bewildered; was Wood a cane she was going to use on him? But Wood turned out to be a person, a burly fifth-year boy who came out of Flitwicles class looking confused.</text:p>
            <text:p text:style-name="P1">"Follow me, you two," said Professor McGonagall, and they marched on up the corridor, Wood looking curiously at Harry.</text:p>
            <text:p text:style-name="P1">"In here."</text:p>
            <text:p text:style-name="P1">Professor McGonagall pointed them into a classroom that was empty except for Peeves, who was busy writing rude words on the blackboard.</text:p>
            <text:p text:style-name="P1">"Out, Peeves!" she barked. Peeves threw the chalk into a bin, which clanged loudly, and he swooped out cursing. Professor McGonagall slammed the door behind him and turned to face the two boys.</text:p>
            <text:p text:style-name="P1">"Potter, this is Oliver Wood. Wood -- I've found you a Seeker."</text:p>
            <text:p text:style-name="P1">Wood's expression changed from puzzlement to delight.</text:p>
            <text:p text:style-name="P1">"Are you serious, Professor?"</text:p>
            <text:p text:style-name="P1">"Absolutely," said Professor McGonagall crisply. "The boy's a natural.</text:p>
            <text:p text:style-name="P1">I've never seen anything like it. Was that your first time on a broomstick, Potter?"</text:p>
            <text:p text:style-name="P1">Harry nodded silently. He didn't have a clue what was going on, but he didn't seem to be being expelled, and some of the feeling started coming back to his legs.</text:p>
            <text:p text:style-name="P1">"He caught that thing in his hand after a fifty-foot dive," Professor McGonagall told Wood. "Didn't even scratch himself. Charlie Weasley couldn't have done it."</text:p>
            <text:p text:style-name="P1">Wood was now looking as though all his dreams had come true at once.</text:p>
            <text:p text:style-name="P1"><text:soft-page-break/>"Ever seen a game of Quidditch, Potter?" he asked excitedly.</text:p>
            <text:p text:style-name="P1">"Wood's captain of the Gryffindor team," Professor McGonagall explained.</text:p>
            <text:p text:style-name="P1">"He's just the build for a Seeker, too," said Wood, now walking around Harry and staring at him. "Light -- speedy -- we'll have to get him a decent broom, Professor -- a Nimbus Two Thousand or a Cleansweep Seven, I'd say."</text:p>
            <text:p text:style-name="P1">I shall speak to Professor Dumbledore and see if we can't bend the first-year rule. Heaven knows, we need a better team than last year.</text:p>
            <text:p text:style-name="P1">Flattened in that last match by Slytherin, I couldn't look Severus Snape in the face for weeks...."</text:p>
            <text:p text:style-name="P1">Professor McGonagall peered sternly over her glasses at Harry.</text:p>
            <text:p text:style-name="P1">"I want to hear you're training hard, Potter, or I may change my mind about punishing you."</text:p>
            <text:p text:style-name="P1">Then she suddenly smiled.</text:p>
            <text:p text:style-name="P1">"Your father would have been proud," she said. "He was an excellent Quidditch player himself."</text:p>
            <text:p text:style-name="P1">"You're joking."</text:p>
            <text:p text:style-name="P1">It was dinnertime. Harry had just finished telling Ron what had happened when he'd left the grounds with Professor McGonagall. Ron had a piece of steak and kidney pie halfway to his mouth, but he'd forgotten all about it.</text:p>
            <text:p text:style-name="P1">"Seeker?" he said. "But first years never -- you must be the youngest house player in about a century, said Harry, shoveling pie into his mouth. He felt particularly hungry after the excitement of the afternoon. "Wood told me."</text:p>
            <text:p text:style-name="P1">Ron was so amazed, so impressed, he just sat and gaped at Harry.</text:p>
            <text:p text:style-name="P1">"I start training next week," said Harry. "Only don't tell anyone, Wood wants to keep it a secret."</text:p>
            <text:p text:style-name="P1">Fred and George Weasley now came into the hall, spotted Harry, and hurried over.</text:p>
            <text:p text:style-name="P1">"Well done," said George in a low voice. "Wood told us. We're on the team too -- Beaters."</text:p>
            <text:p text:style-name="P1">"I tell you, we're going to win that Quidditch cup for sure this year,"</text:p>
            <text:p text:style-name="P1">said Fred. "We haven't won since Charlie left, but this year's team is going to be brilliant. You must be good, Harry, Wood was almost skipping when he told us."</text:p>
            <text:p text:style-name="P1">"Anyway, we've got to go, Lee Jordan reckons he's found a new secret passageway out of the school."</text:p>
            <text:p text:style-name="P1">"Bet it's that one behind the statue of Gregory the <text:soft-page-break/>Smarmy that we found in our first week. See you."</text:p>
            <text:p text:style-name="P1">Fred and George had hardly disappeared when someone far less welcome turned up: Malfoy, flanked by Crabbe and Goyle.</text:p>
            <text:p text:style-name="P1">"Having a last meal, Potter? When are you getting the train back to the Muggles?"</text:p>
            <text:p text:style-name="P1">"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text:p>
            <text:p text:style-name="P1">"I'd take you on anytime on my own," said Malfoy. "Tonight, if you want.</text:p>
            <text:p text:style-name="P1">Wizard's duel. Wands only -- no contact. What's the matter? Never heard of a wizard's duel before, I suppose?"</text:p>
            <text:p text:style-name="P1">"Of course he has," said Ron, wheeling around. "I'm his second, who's yours?"</text:p>
            <text:p text:style-name="P1">Malfoy looked at Crabbe and Goyle, sizing them up.</text:p>
            <text:p text:style-name="P1">"Crabbe," he said. "Midnight all right? We'll meet you in the trophy room; that's always unlocked."</text:p>
            <text:p text:style-name="P1">When Malfoy had gone, Ron and Harry looked at each other. "What is a wizard's duel?" said Harry. "And what do you mean, you're my second?"</text:p>
            <text:p text:style-name="P1">"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text:p>
            <text:p text:style-name="P1">"And what if I wave my wand and nothing happens?"</text:p>
            <text:p text:style-name="P1">"Throw it away and punch him on the nose," Ron suggested. "Excuse me."</text:p>
            <text:p text:style-name="P1">They both looked up. It was Hermione Granger.</text:p>
            <text:p text:style-name="P1">"Can't a person eat in peace in this place?" said Ron.</text:p>
            <text:p text:style-name="P1">Hermione ignored him and spoke to Harry.</text:p>
            <text:p text:style-name="P1">"I couldn't help overhearing what you and Malfoy were saying --"</text:p>
            <text:p text:style-name="P1">"Bet you could," Ron muttered.</text:p>
            <text:p text:style-name="P1">"--and you mustn't go wandering around the school at night, think of the points you'll lose Gryffindor if you're caught, and you're bound to be.</text:p>
            <text:p text:style-name="P1">It's really very selfish of you."</text:p>
            <text:p text:style-name="P1"><text:soft-page-break/>"And it's really none of your business," said Harry.</text:p>
            <text:p text:style-name="P1">"Good-bye," said Ron.</text:p>
            <text:p text:style-name="P1">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text:p>
            <text:p text:style-name="P1">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text:p>
            <text:p text:style-name="P1">"Half-past eleven," Ron muttered at last, "we'd better go."</text:p>
            <text:p text:style-name="P1">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text:p>
            <text:p text:style-name="P1">A lamp flickered on. It was Hermione Granger, wearing a pink bathrobe and a frown.</text:p>
            <text:p text:style-name="P1">"You!" said Ron furiously. "Go back to bed!"</text:p>
            <text:p text:style-name="P1">"I almost told your brother," Hermione snapped, "Percy -- he's a prefect, he'd put a stop to this."</text:p>
            <text:p text:style-name="P1">Harry couldn't believe anyone could be so interfering.</text:p>
            <text:p text:style-name="P1">"Come on," he said to Ron. He pushed open the portrait of the Fat Lady and climbed through the hole.</text:p>
            <text:p text:style-name="P1">Hermione wasn't going to give up that easily. She followed Ron through the portrait hole, hissing at them like an angry goose.</text:p>
            <text:p text:style-name="P1">"Don't you care about Gryffindor, do you only care about yourselves, I don't want Slytherin to win the house cup, and you'll lose all the points I got from Professor McGonagall for knowing about Switching Spells."</text:p>
            <text:p text:style-name="P1">"Go away." "All right, but I warned you, you just remember what I said when you're on the train home tomorrow, you're so --"</text:p>
            <text:p text:style-name="P1">But what they were, they didn't find out. Hermione <text:soft-page-break/>had turned to the portrait of the Fat Lady to get back inside and found herself facing an empty painting. The Fat Lady had gone on a nighttime visit and Hermione was locked out of Gryffindor tower.</text:p>
            <text:p text:style-name="P1">"Now what am I going to do?" she asked shrilly.</text:p>
            <text:p text:style-name="P1">"That's your problem," said Ron. "We've got to go, we 3 re going to be late."</text:p>
            <text:p text:style-name="P1">They hadn't even reached the end of the corridor when Hermione caught up with them.</text:p>
            <text:p text:style-name="P1">"I'm coming with you," she said.</text:p>
            <text:p text:style-name="P1">"You are not."</text:p>
            <text:p text:style-name="P1">"D'you think I'm going to stand out here and wait for Filch to catch me? If he finds all three of us I'll tell him the truth, that I was trying to stop you, and you can back me up."</text:p>
            <text:p text:style-name="P1">"You've got some nerve --" said Ron loudly.</text:p>
            <text:p text:style-name="P1">"Shut up, both of you!" said Harry sharply. I heard something."</text:p>
            <text:p text:style-name="P1">It was a sort of snuffling.</text:p>
            <text:p text:style-name="P1">"Mrs. Norris?" breathed Ron, squinting through the dark.</text:p>
            <text:p text:style-name="P1">It wasn't Mrs. Norris. It was Neville. He was curled up on the floor, fast asleep, but jerked suddenly awake as they crept nearer.</text:p>
            <text:p text:style-name="P1">"Thank goodness you found me! I've been out here for hours, I couldn't remember the new password to get in to bed."</text:p>
            <text:p text:style-name="P1">"Keep your voice down, Neville. The password's 'Pig snout' but it won't help you now, the Fat Lady's gone off somewhere."</text:p>
            <text:p text:style-name="P1">"How's your arm?" said Harry.</text:p>
            <text:p text:style-name="P1">"Fine," said Neville, showing them. "Madam Pomfrey mended it in about a minute."</text:p>
            <text:p text:style-name="P1">"Good - well, look, Neville, we've got to be somewhere, we'll see you later --"</text:p>
            <text:p text:style-name="P1">"Don't leave me!" said Neville, scrambling to his feet, "I don't want to stay here alone, the Bloody Baron's been past twice already."</text:p>
            <text:p text:style-name="P1">Ron looked at his watch and then glared furiously at Hermione and Neville.</text:p>
            <text:p text:style-name="P1">"If either of you get us caught, I'll never rest until I've learned that Curse of the Bogies Quirrell told us about, and used it on you.</text:p>
            <text:p text:style-name="P1">Hermione opened her mouth, perhaps to tell Ron exactly how to use the Curse of the Bogies, but Harry hissed at her to be quiet and beckoned them all forward.</text:p>
            <text:p text:style-name="P1">They flitted along corridors striped with bars of <text:soft-page-break/>moonlight from the high windows. At every turn Harry expected to run into Filch or Mrs. Norris, but they were lucky. They sped up a staircase to the third floor and tiptoed toward the trophy room.</text:p>
            <text:p text:style-name="P1">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text:p>
            <text:p text:style-name="P1">"He's late, maybe he's chickened out," Ron whispered.</text:p>
            <text:p text:style-name="P1">Then a noise in the next room made them jump. Harry had only just raised his wand when they heard someone speak -and it wasn't Malfoy.</text:p>
            <text:p text:style-name="P1">"Sniff around, my sweet, they might be lurking in a corner."</text:p>
            <text:p text:style-name="P1">It was Filch speaking to Mrs. Norris. Horror-struck, Harry waved madly at the other three to follow him as quickly as possible; they scurried silently toward the door, away from Filch's voice. Neville's robes had barely whipped round the corner when they heard Filch enter the trophy room.</text:p>
            <text:p text:style-name="P1">"They're in here somewhere," they heard him mutter, "probably hiding."</text:p>
            <text:p text:style-name="P1">"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text:p>
            <text:p text:style-name="P1">The clanging and crashing were enough to wake the whole castle.</text:p>
            <text:p text:style-name="P1">"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text:p>
            <text:p text:style-name="P1">"I think we've lost him," Harry panted, leaning against the cold wall and wiping his forehead. Neville was bent double, wheezing and spluttering.</text:p>
            <text:p text:style-name="P1"><text:soft-page-break/>I -- told -you," Hermione gasped, clutching at the stitch in her chest, "I -- told -- you."</text:p>
            <text:p text:style-name="P1">"We've got to get back to Gryffindor tower," said Ron, "quickly as possible."</text:p>
            <text:p text:style-name="P1">"Malfoy tricked you," Hermione said to Harry. "You realize that, don't you? He was never going to meet you -- Filch knew someone was going to be in the trophy room, Malfoy must have tipped him off."</text:p>
            <text:p text:style-name="P1">Harry thought she was probably right, but he wasn't going to tell her that.</text:p>
            <text:p text:style-name="P1">"Let's go."</text:p>
            <text:p text:style-name="P1">It wasn't going to be that simple. They hadn't gone more than a dozen paces when a doorknob rattled and something came shooting out of a classroom in front of them.</text:p>
            <text:p text:style-name="P1">It was Peeves. He caught sight of them and gave a squeal of delight.</text:p>
            <text:p text:style-name="P1">"Shut up, Peeves -- please -- you'll get us thrown out."</text:p>
            <text:p text:style-name="P1">Peeves cackled.</text:p>
            <text:p text:style-name="P1">"Wandering around at midnight, Ickle Firsties? Tut, tut, tut. Naughty, naughty, you'll get caughty."</text:p>
            <text:p text:style-name="P1">"Not if you don't give us away, Peeves, please."</text:p>
            <text:p text:style-name="P1">"Should tell Filch, I should," said Peeves in a saintly voice, but his eyes glittered wickedly. "It's for your own good, you know."</text:p>
            <text:p text:style-name="P1">"Get out of the way," snapped Ron, taking a swipe at Peeves this was a big mistake.</text:p>
            <text:p text:style-name="P1">"STUDENTS OUT OF BED!" Peeves bellowed, "STUDENTS OUT OF BED DOWN THE CHARMS CORRIDOR"</text:p>
            <text:p text:style-name="P1">Ducking under Peeves, they ran for their lives, right to the end of the corridor where they slammed into a door -- and it was locked.</text:p>
            <text:p text:style-name="P1">"This is it!" Ron moaned, as they pushed helplessly at the door, "We're done for! This is the end!" They could hear footsteps, Filch running as fast as he could toward Peeves's shouts.</text:p>
            <text:p text:style-name="P1">"Oh, move over," Hermione snarled. She grabbed Harry's wand, tapped the lock, and whispered, 'Alohomora!"</text:p>
            <text:p text:style-name="P1">The lock clicked and the door swung open -- they piled through it, shut it quickly, and pressed their ears against it, listening.</text:p>
            <text:p text:style-name="P1">"Which way did they go, Peeves?" Filch was saying. "Quick, tell me."</text:p>
            <text:p text:style-name="P1">"Say 'please."' "Don't mess with me, Peeves, now where did they go?"</text:p>
            <text:p text:style-name="P1">"Shan't say nothing if you don't say please," said <text:soft-page-break/>Peeves in his annoying singsong voice.</text:p>
            <text:p text:style-name="P1">"All right -please."</text:p>
            <text:p text:style-name="P1">"NOTHING! Ha haaa! Told you I wouldn't say nothing if you didn't say please! Ha ha! Haaaaaa!" And they heard the sound of Peeves whooshing away and Filch cursing in rage.</text:p>
            <text:p text:style-name="P1">"He thinks this door is locked," Harry whispered. "I think we'll be okay -- get off, Neville!" For Neville had been tugging on the sleeve of Harry's bathrobe for the last minute. "What?"</text:p>
            <text:p text:style-name="P1">Harry turned around -- and saw, quite clearly, what. For a moment, he was sure he'd walked into a nightmare -- this was too much, on top of everything that had happened so far.</text:p>
            <text:p text:style-name="P1">They weren't in a room, as he had supposed. They were in a corridor. The forbidden corridor on the third floor. And now they knew why it was forbidden.</text:p>
            <text:p text:style-name="P1">They were looking straight into the eyes of a monstrous dog, a dog that filled the whole space between ceiling and floor. It had three heads.</text:p>
            <text:p text:style-name="P1">Three pairs of rolling, mad eyes; three noses, twitching and quivering in their direction; three drooling mouths, saliva hanging in slippery ropes from yellowish fangs.</text:p>
            <text:p text:style-name="P1">It was standing quite still, all six eyes staring at them, and Harry knew that the only reason they weren't already dead was that their sudden appearance had taken it by surprise, but it was quickly getting over that, there was no mistaking what those thunderous growls meant.</text:p>
            <text:p text:style-name="P1">Harry groped for the doorknob -- between Filch and death, he'd take Filch.</text:p>
            <text:p text:style-name="P1">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text:p>
            <text:p text:style-name="P1">"Where on earth have you all been?" she asked, looking at their bathrobes hanging off their shoulders and their flushed, sweaty faces.</text:p>
            <text:p text:style-name="P1">"Never mind that -- pig snout, pig snout," panted Harry, and the portrait swung forward. They scrambled into the common room and collapsed, trembling, into armchairs.</text:p>
            <text:p text:style-name="P1"><text:soft-page-break/>It was a while before any of them said anything. Neville, indeed, looked as if he'd never speak again.</text:p>
            <text:p text:style-name="P1">"What do they think they're doing, keeping a thing like that locked up in a school?" said Ron finally. "If any dog needs exercise, that one does."</text:p>
            <text:p text:style-name="P1">Hermione had got both her breath and her bad temper back again. "You don't use your eyes, any of you, do you?" she snapped. "Didn't you see what it was standing on.</text:p>
            <text:p text:style-name="P1">"The floor?" Harry suggested. "I wasn't looking at its feet, I was too busy with its heads."</text:p>
            <text:p text:style-name="P1">"No, not the floor. It was standing on a trapdoor. It's obviously guarding something."</text:p>
            <text:p text:style-name="P1">She stood up, glaring at them.</text:p>
            <text:p text:style-name="P1">I hope you're pleased with yourselves. We could all have been killed -- or worse, expelled. Now, if you don't mind, I'm going to bed."</text:p>
            <text:p text:style-name="P1">Ron stared after her, his mouth open.</text:p>
            <text:p text:style-name="P1">"No, we don't mind," he said. "You'd think we dragged her along, wouldn't you.</text:p>
            <text:p text:style-name="P1">But Hermione had given Harry something else to think about as he climbed back into bed. The dog was guarding something.... What had Hagrid said? Gringotts was the safest place in the world for something you wanted to hide -- except perhaps Hogwarts.</text:p>
            <text:p text:style-name="P1">It looked as though Harry had found out where the grubby littie package from vault seven hundred and thirteen was.</text:p>
          </table:table-cell>
        </table:table-row>
      </table:table>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10:52:49.404000000</dc:date>
    <meta:editing-duration>PT8H59M21S</meta:editing-duration>
    <meta:editing-cycles>32</meta:editing-cycles>
    <meta:generator>LibreOffice/7.1.5.2$Windows_X86_64 LibreOffice_project/85f04e9f809797b8199d13c421bd8a2b025d52b5</meta:generator>
    <meta:document-statistic meta:table-count="1" meta:image-count="0" meta:object-count="0" meta:page-count="26" meta:paragraph-count="661" meta:word-count="11414" meta:character-count="67004" meta:non-whitespace-character-count="56261"/>
  </office:meta>
</office:document-meta>
</file>